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0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shapes>
          <draw:frame draw:z-index="0" draw:style-name="gr1" draw:text-style-name="P1" svg:width="10.4925in" svg:height="3.0933in" svg:x="4.9461in" svg:y="0.0354in">
            <draw:object draw:notify-on-update-of-ranges="All.A1:All.A162 All.B1:All.B162 All.G1:All.G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372in" svg:height="3.3185in" svg:x="4.8862in" svg:y="3.2118in">
            <draw:object draw:notify-on-update-of-ranges="All.A1:All.A162 All.F1:All.F16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17-02-26T16:16:50+0100</text:p>
          </table:table-cell>
          <table:table-cell office:value-type="float" office:value="18.868" calcext:value-type="float">
            <text:p>18.868</text:p>
          </table:table-cell>
          <table:table-cell office:value-type="float" office:value="51.953" calcext:value-type="float">
            <text:p>51.953</text:p>
          </table:table-cell>
          <table:table-cell office:value-type="float" office:value="15.603" calcext:value-type="float">
            <text:p>15.603</text:p>
          </table:table-cell>
          <table:table-cell office:value-type="float" office:value="19.5" calcext:value-type="float">
            <text:p>19.5</text:p>
          </table:table-cell>
          <table:table-cell office:value-type="float" office:value="33.9" calcext:value-type="float">
            <text:p>33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21:55+0100</text:p>
          </table:table-cell>
          <table:table-cell office:value-type="float" office:value="18.983" calcext:value-type="float">
            <text:p>18.983</text:p>
          </table:table-cell>
          <table:table-cell office:value-type="float" office:value="51.604" calcext:value-type="float">
            <text:p>51.604</text:p>
          </table:table-cell>
          <table:table-cell office:value-type="float" office:value="15.626" calcext:value-type="float">
            <text:p>15.626</text:p>
          </table:table-cell>
          <table:table-cell office:value-type="float" office:value="19.5" calcext:value-type="float">
            <text:p>19.5</text:p>
          </table:table-cell>
          <table:table-cell office:value-type="float" office:value="39.41" calcext:value-type="float">
            <text:p>39.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26:55+0100</text:p>
          </table:table-cell>
          <table:table-cell office:value-type="float" office:value="18.914" calcext:value-type="float">
            <text:p>18.914</text:p>
          </table:table-cell>
          <table:table-cell office:value-type="float" office:value="50.886" calcext:value-type="float">
            <text:p>50.886</text:p>
          </table:table-cell>
          <table:table-cell office:value-type="float" office:value="15.717" calcext:value-type="float">
            <text:p>15.717</text:p>
          </table:table-cell>
          <table:table-cell office:value-type="float" office:value="19.5" calcext:value-type="float">
            <text:p>19.5</text:p>
          </table:table-cell>
          <table:table-cell office:value-type="float" office:value="26.18" calcext:value-type="float">
            <text:p>26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31:55+0100</text:p>
          </table:table-cell>
          <table:table-cell office:value-type="float" office:value="18.947" calcext:value-type="float">
            <text:p>18.947</text:p>
          </table:table-cell>
          <table:table-cell office:value-type="float" office:value="50.483" calcext:value-type="float">
            <text:p>50.483</text:p>
          </table:table-cell>
          <table:table-cell office:value-type="float" office:value="15.801" calcext:value-type="float">
            <text:p>15.801</text:p>
          </table:table-cell>
          <table:table-cell office:value-type="float" office:value="19.5" calcext:value-type="float">
            <text:p>19.5</text:p>
          </table:table-cell>
          <table:table-cell office:value-type="float" office:value="29.82" calcext:value-type="float">
            <text:p>29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36:55+0100</text:p>
          </table:table-cell>
          <table:table-cell office:value-type="float" office:value="18.956" calcext:value-type="float">
            <text:p>18.956</text:p>
          </table:table-cell>
          <table:table-cell office:value-type="float" office:value="50.317" calcext:value-type="float">
            <text:p>50.317</text:p>
          </table:table-cell>
          <table:table-cell office:value-type="float" office:value="15.866" calcext:value-type="float">
            <text:p>15.866</text:p>
          </table:table-cell>
          <table:table-cell office:value-type="float" office:value="19.5" calcext:value-type="float">
            <text:p>19.5</text:p>
          </table:table-cell>
          <table:table-cell office:value-type="float" office:value="26.81" calcext:value-type="float">
            <text:p>26.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42:00+0100</text:p>
          </table:table-cell>
          <table:table-cell office:value-type="float" office:value="18.965" calcext:value-type="float">
            <text:p>18.965</text:p>
          </table:table-cell>
          <table:table-cell office:value-type="float" office:value="50.167" calcext:value-type="float">
            <text:p>50.167</text:p>
          </table:table-cell>
          <table:table-cell office:value-type="float" office:value="15.91" calcext:value-type="float">
            <text:p>15.91</text:p>
          </table:table-cell>
          <table:table-cell office:value-type="float" office:value="19.5" calcext:value-type="float">
            <text:p>19.5</text:p>
          </table:table-cell>
          <table:table-cell office:value-type="float" office:value="30.45" calcext:value-type="float">
            <text:p>30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47:00+0100</text:p>
          </table:table-cell>
          <table:table-cell office:value-type="float" office:value="18.981" calcext:value-type="float">
            <text:p>18.981</text:p>
          </table:table-cell>
          <table:table-cell office:value-type="float" office:value="50.004" calcext:value-type="float">
            <text:p>50.004</text:p>
          </table:table-cell>
          <table:table-cell office:value-type="float" office:value="15.937" calcext:value-type="float">
            <text:p>15.937</text:p>
          </table:table-cell>
          <table:table-cell office:value-type="float" office:value="19.5" calcext:value-type="float">
            <text:p>19.5</text:p>
          </table:table-cell>
          <table:table-cell office:value-type="float" office:value="29.65" calcext:value-type="float">
            <text:p>29.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52:00+0100</text:p>
          </table:table-cell>
          <table:table-cell office:value-type="float" office:value="18.971" calcext:value-type="float">
            <text:p>18.971</text:p>
          </table:table-cell>
          <table:table-cell office:value-type="float" office:value="49.978" calcext:value-type="float">
            <text:p>49.978</text:p>
          </table:table-cell>
          <table:table-cell office:value-type="float" office:value="15.973" calcext:value-type="float">
            <text:p>15.973</text:p>
          </table:table-cell>
          <table:table-cell office:value-type="float" office:value="19.5" calcext:value-type="float">
            <text:p>19.5</text:p>
          </table:table-cell>
          <table:table-cell office:value-type="float" office:value="29.95" calcext:value-type="float">
            <text:p>29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6:57:00+0100</text:p>
          </table:table-cell>
          <table:table-cell office:value-type="float" office:value="18.982" calcext:value-type="float">
            <text:p>18.982</text:p>
          </table:table-cell>
          <table:table-cell office:value-type="float" office:value="49.873" calcext:value-type="float">
            <text:p>49.873</text:p>
          </table:table-cell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office:value-type="float" office:value="35.71" calcext:value-type="float">
            <text:p>35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02:00+0100</text:p>
          </table:table-cell>
          <table:table-cell office:value-type="float" office:value="18.977" calcext:value-type="float">
            <text:p>18.977</text:p>
          </table:table-cell>
          <table:table-cell office:value-type="float" office:value="49.825" calcext:value-type="float">
            <text:p>49.825</text:p>
          </table:table-cell>
          <table:table-cell office:value-type="float" office:value="16.022" calcext:value-type="float">
            <text:p>16.022</text:p>
          </table:table-cell>
          <table:table-cell office:value-type="float" office:value="19.5" calcext:value-type="float">
            <text:p>19.5</text:p>
          </table:table-cell>
          <table:table-cell office:value-type="float" office:value="25.94" calcext:value-type="float">
            <text:p>25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07:00+0100</text:p>
          </table:table-cell>
          <table:table-cell office:value-type="float" office:value="18.978" calcext:value-type="float">
            <text:p>18.978</text:p>
          </table:table-cell>
          <table:table-cell office:value-type="float" office:value="49.763" calcext:value-type="float">
            <text:p>49.763</text:p>
          </table:table-cell>
          <table:table-cell office:value-type="float" office:value="16.059" calcext:value-type="float">
            <text:p>16.059</text:p>
          </table:table-cell>
          <table:table-cell office:value-type="float" office:value="19.5" calcext:value-type="float">
            <text:p>19.5</text:p>
          </table:table-cell>
          <table:table-cell office:value-type="float" office:value="38.45" calcext:value-type="float">
            <text:p>38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12:05+0100</text:p>
          </table:table-cell>
          <table:table-cell office:value-type="float" office:value="19.034" calcext:value-type="float">
            <text:p>19.034</text:p>
          </table:table-cell>
          <table:table-cell office:value-type="float" office:value="49.529" calcext:value-type="float">
            <text:p>49.529</text:p>
          </table:table-cell>
          <table:table-cell office:value-type="float" office:value="16.076" calcext:value-type="float">
            <text:p>16.076</text:p>
          </table:table-cell>
          <table:table-cell office:value-type="float" office:value="19.5" calcext:value-type="float">
            <text:p>19.5</text:p>
          </table:table-cell>
          <table:table-cell office:value-type="float" office:value="30.86" calcext:value-type="float">
            <text:p>30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17:10+0100</text:p>
          </table:table-cell>
          <table:table-cell office:value-type="float" office:value="19.017" calcext:value-type="float">
            <text:p>19.017</text:p>
          </table:table-cell>
          <table:table-cell office:value-type="float" office:value="49.533" calcext:value-type="float">
            <text:p>49.533</text:p>
          </table:table-cell>
          <table:table-cell office:value-type="float" office:value="16.124" calcext:value-type="float">
            <text:p>16.124</text:p>
          </table:table-cell>
          <table:table-cell office:value-type="float" office:value="19.5" calcext:value-type="float">
            <text:p>19.5</text:p>
          </table:table-cell>
          <table:table-cell office:value-type="float" office:value="31.35" calcext:value-type="float">
            <text:p>31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22:10+0100</text:p>
          </table:table-cell>
          <table:table-cell office:value-type="float" office:value="19.002" calcext:value-type="float">
            <text:p>19.002</text:p>
          </table:table-cell>
          <table:table-cell office:value-type="float" office:value="49.551" calcext:value-type="float">
            <text:p>49.551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.5" calcext:value-type="float">
            <text:p>19.5</text:p>
          </table:table-cell>
          <table:table-cell office:value-type="float" office:value="29.94" calcext:value-type="float">
            <text:p>29.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27:10+0100</text:p>
          </table:table-cell>
          <table:table-cell office:value-type="float" office:value="18.982" calcext:value-type="float">
            <text:p>18.982</text:p>
          </table:table-cell>
          <table:table-cell office:value-type="float" office:value="49.578" calcext:value-type="float">
            <text:p>49.578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.5" calcext:value-type="float">
            <text:p>19.5</text:p>
          </table:table-cell>
          <table:table-cell office:value-type="float" office:value="37.12" calcext:value-type="float">
            <text:p>37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32:10+0100</text:p>
          </table:table-cell>
          <table:table-cell office:value-type="float" office:value="19.037" calcext:value-type="float">
            <text:p>19.037</text:p>
          </table:table-cell>
          <table:table-cell office:value-type="float" office:value="49.416" calcext:value-type="float">
            <text:p>49.416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.5" calcext:value-type="float">
            <text:p>19.5</text:p>
          </table:table-cell>
          <table:table-cell office:value-type="float" office:value="22.01" calcext:value-type="float">
            <text:p>22.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37:15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9.49" calcext:value-type="float">
            <text:p>49.49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.5" calcext:value-type="float">
            <text:p>19.5</text:p>
          </table:table-cell>
          <table:table-cell office:value-type="float" office:value="28.89" calcext:value-type="float">
            <text:p>28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42:15+0100</text:p>
          </table:table-cell>
          <table:table-cell office:value-type="float" office:value="18.977" calcext:value-type="float">
            <text:p>18.977</text:p>
          </table:table-cell>
          <table:table-cell office:value-type="float" office:value="49.478" calcext:value-type="float">
            <text:p>49.478</text:p>
          </table:table-cell>
          <table:table-cell office:value-type="float" office:value="16.125" calcext:value-type="float">
            <text:p>16.125</text:p>
          </table:table-cell>
          <table:table-cell office:value-type="float" office:value="19.5" calcext:value-type="float">
            <text:p>19.5</text:p>
          </table:table-cell>
          <table:table-cell office:value-type="float" office:value="39.75" calcext:value-type="float">
            <text:p>39.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47:15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9.451" calcext:value-type="float">
            <text:p>49.451</text:p>
          </table:table-cell>
          <table:table-cell office:value-type="float" office:value="16.138" calcext:value-type="float">
            <text:p>16.138</text:p>
          </table:table-cell>
          <table:table-cell office:value-type="float" office:value="19.5" calcext:value-type="float">
            <text:p>19.5</text:p>
          </table:table-cell>
          <table:table-cell office:value-type="float" office:value="36.08" calcext:value-type="float">
            <text:p>36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52:20+0100</text:p>
          </table:table-cell>
          <table:table-cell office:value-type="float" office:value="18.986" calcext:value-type="float">
            <text:p>18.986</text:p>
          </table:table-cell>
          <table:table-cell office:value-type="float" office:value="49.425" calcext:value-type="float">
            <text:p>49.425</text:p>
          </table:table-cell>
          <table:table-cell office:value-type="float" office:value="16.139" calcext:value-type="float">
            <text:p>16.139</text:p>
          </table:table-cell>
          <table:table-cell office:value-type="float" office:value="19.5" calcext:value-type="float">
            <text:p>19.5</text:p>
          </table:table-cell>
          <table:table-cell office:value-type="float" office:value="30.89" calcext:value-type="float">
            <text:p>30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7:57:25+0100</text:p>
          </table:table-cell>
          <table:table-cell office:value-type="float" office:value="18.972" calcext:value-type="float">
            <text:p>18.972</text:p>
          </table:table-cell>
          <table:table-cell office:value-type="float" office:value="49.406" calcext:value-type="float">
            <text:p>49.406</text:p>
          </table:table-cell>
          <table:table-cell office:value-type="float" office:value="16.13" calcext:value-type="float">
            <text:p>16.13</text:p>
          </table:table-cell>
          <table:table-cell office:value-type="float" office:value="19.5" calcext:value-type="float">
            <text:p>19.5</text:p>
          </table:table-cell>
          <table:table-cell office:value-type="float" office:value="35.28" calcext:value-type="float">
            <text:p>35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02:25+0100</text:p>
          </table:table-cell>
          <table:table-cell office:value-type="float" office:value="18.985" calcext:value-type="float">
            <text:p>18.985</text:p>
          </table:table-cell>
          <table:table-cell office:value-type="float" office:value="49.398" calcext:value-type="float">
            <text:p>49.398</text:p>
          </table:table-cell>
          <table:table-cell office:value-type="float" office:value="16.146" calcext:value-type="float">
            <text:p>16.146</text:p>
          </table:table-cell>
          <table:table-cell office:value-type="float" office:value="19.5" calcext:value-type="float">
            <text:p>19.5</text:p>
          </table:table-cell>
          <table:table-cell office:value-type="float" office:value="29.53" calcext:value-type="float">
            <text:p>29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07:25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9.361" calcext:value-type="float">
            <text:p>49.361</text:p>
          </table:table-cell>
          <table:table-cell office:value-type="float" office:value="16.173" calcext:value-type="float">
            <text:p>16.173</text:p>
          </table:table-cell>
          <table:table-cell office:value-type="float" office:value="19.5" calcext:value-type="float">
            <text:p>19.5</text:p>
          </table:table-cell>
          <table:table-cell office:value-type="float" office:value="33.27" calcext:value-type="float">
            <text:p>33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12:25+0100</text:p>
          </table:table-cell>
          <table:table-cell office:value-type="float" office:value="18.984" calcext:value-type="float">
            <text:p>18.984</text:p>
          </table:table-cell>
          <table:table-cell office:value-type="float" office:value="49.348" calcext:value-type="float">
            <text:p>49.348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5" calcext:value-type="float">
            <text:p>19.5</text:p>
          </table:table-cell>
          <table:table-cell office:value-type="float" office:value="36.47" calcext:value-type="float">
            <text:p>36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17:25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9.294" calcext:value-type="float">
            <text:p>49.294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5" calcext:value-type="float">
            <text:p>19.5</text:p>
          </table:table-cell>
          <table:table-cell office:value-type="float" office:value="32.7" calcext:value-type="float">
            <text:p>32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22:30+01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49.319" calcext:value-type="float">
            <text:p>49.319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.5" calcext:value-type="float">
            <text:p>19.5</text:p>
          </table:table-cell>
          <table:table-cell office:value-type="float" office:value="35.16" calcext:value-type="float">
            <text:p>35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27:30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9.285" calcext:value-type="float">
            <text:p>49.285</text:p>
          </table:table-cell>
          <table:table-cell office:value-type="float" office:value="16.189" calcext:value-type="float">
            <text:p>16.189</text:p>
          </table:table-cell>
          <table:table-cell office:value-type="float" office:value="19.5" calcext:value-type="float">
            <text:p>19.5</text:p>
          </table:table-cell>
          <table:table-cell office:value-type="float" office:value="32.82" calcext:value-type="float">
            <text:p>32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32:35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9.241" calcext:value-type="float">
            <text:p>49.241</text:p>
          </table:table-cell>
          <table:table-cell office:value-type="float" office:value="16.189" calcext:value-type="float">
            <text:p>16.189</text:p>
          </table:table-cell>
          <table:table-cell office:value-type="float" office:value="19.5" calcext:value-type="float">
            <text:p>19.5</text:p>
          </table:table-cell>
          <table:table-cell office:value-type="float" office:value="32.18" calcext:value-type="float">
            <text:p>32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37:35+01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49.258" calcext:value-type="float">
            <text:p>49.258</text:p>
          </table:table-cell>
          <table:table-cell office:value-type="float" office:value="16.194" calcext:value-type="float">
            <text:p>16.194</text:p>
          </table:table-cell>
          <table:table-cell office:value-type="float" office:value="19.5" calcext:value-type="float">
            <text:p>19.5</text:p>
          </table:table-cell>
          <table:table-cell office:value-type="float" office:value="35.85" calcext:value-type="float">
            <text:p>35.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42:35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9.277" calcext:value-type="float">
            <text:p>49.277</text:p>
          </table:table-cell>
          <table:table-cell office:value-type="float" office:value="16.245" calcext:value-type="float">
            <text:p>16.245</text:p>
          </table:table-cell>
          <table:table-cell office:value-type="float" office:value="19.5" calcext:value-type="float">
            <text:p>19.5</text:p>
          </table:table-cell>
          <table:table-cell office:value-type="float" office:value="33.35" calcext:value-type="float">
            <text:p>33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47:40+0100</text:p>
          </table:table-cell>
          <table:table-cell office:value-type="float" office:value="19.014" calcext:value-type="float">
            <text:p>19.014</text:p>
          </table:table-cell>
          <table:table-cell office:value-type="float" office:value="49.209" calcext:value-type="float">
            <text:p>49.209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23.51" calcext:value-type="float">
            <text:p>23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52:40+0100</text:p>
          </table:table-cell>
          <table:table-cell office:value-type="float" office:value="19" calcext:value-type="float">
            <text:p>19</text:p>
          </table:table-cell>
          <table:table-cell office:value-type="float" office:value="49.205" calcext:value-type="float">
            <text:p>49.205</text:p>
          </table:table-cell>
          <table:table-cell office:value-type="float" office:value="16.237" calcext:value-type="float">
            <text:p>16.237</text:p>
          </table:table-cell>
          <table:table-cell office:value-type="float" office:value="19.5" calcext:value-type="float">
            <text:p>19.5</text:p>
          </table:table-cell>
          <table:table-cell office:value-type="float" office:value="38.18" calcext:value-type="float">
            <text:p>38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8:57:45+0100</text:p>
          </table:table-cell>
          <table:table-cell office:value-type="float" office:value="18.977" calcext:value-type="float">
            <text:p>18.977</text:p>
          </table:table-cell>
          <table:table-cell office:value-type="float" office:value="49.229" calcext:value-type="float">
            <text:p>49.229</text:p>
          </table:table-cell>
          <table:table-cell office:value-type="float" office:value="16.205" calcext:value-type="float">
            <text:p>16.205</text:p>
          </table:table-cell>
          <table:table-cell office:value-type="float" office:value="19.5" calcext:value-type="float">
            <text:p>19.5</text:p>
          </table:table-cell>
          <table:table-cell office:value-type="float" office:value="40.7" calcext:value-type="float">
            <text:p>40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02:45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9.193" calcext:value-type="float">
            <text:p>49.193</text:p>
          </table:table-cell>
          <table:table-cell office:value-type="float" office:value="16.211" calcext:value-type="float">
            <text:p>16.211</text:p>
          </table:table-cell>
          <table:table-cell office:value-type="float" office:value="19.5" calcext:value-type="float">
            <text:p>19.5</text:p>
          </table:table-cell>
          <table:table-cell office:value-type="float" office:value="28.46" calcext:value-type="float">
            <text:p>28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07:45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9.154" calcext:value-type="float">
            <text:p>49.154</text:p>
          </table:table-cell>
          <table:table-cell office:value-type="float" office:value="16.236" calcext:value-type="float">
            <text:p>16.236</text:p>
          </table:table-cell>
          <table:table-cell office:value-type="float" office:value="19.5" calcext:value-type="float">
            <text:p>19.5</text:p>
          </table:table-cell>
          <table:table-cell office:value-type="float" office:value="37.25" calcext:value-type="float">
            <text:p>37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12:50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9.167" calcext:value-type="float">
            <text:p>49.167</text:p>
          </table:table-cell>
          <table:table-cell office:value-type="float" office:value="16.247" calcext:value-type="float">
            <text:p>16.247</text:p>
          </table:table-cell>
          <table:table-cell office:value-type="float" office:value="19.5" calcext:value-type="float">
            <text:p>19.5</text:p>
          </table:table-cell>
          <table:table-cell office:value-type="float" office:value="36.19" calcext:value-type="float">
            <text:p>36.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17:50+0100</text:p>
          </table:table-cell>
          <table:table-cell office:value-type="float" office:value="18.982" calcext:value-type="float">
            <text:p>18.982</text:p>
          </table:table-cell>
          <table:table-cell office:value-type="float" office:value="49.168" calcext:value-type="float">
            <text:p>49.168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42.83" calcext:value-type="float">
            <text:p>42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22:55+0100</text:p>
          </table:table-cell>
          <table:table-cell office:value-type="float" office:value="19.02" calcext:value-type="float">
            <text:p>19.02</text:p>
          </table:table-cell>
          <table:table-cell office:value-type="float" office:value="49.111" calcext:value-type="float">
            <text:p>49.111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24.83" calcext:value-type="float">
            <text:p>24.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27:55+0100</text:p>
          </table:table-cell>
          <table:table-cell office:value-type="float" office:value="18.98" calcext:value-type="float">
            <text:p>18.98</text:p>
          </table:table-cell>
          <table:table-cell office:value-type="float" office:value="49.183" calcext:value-type="float">
            <text:p>49.183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47.58" calcext:value-type="float">
            <text:p>47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32:55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9.111" calcext:value-type="float">
            <text:p>49.111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32.64" calcext:value-type="float">
            <text:p>32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37:55+01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49.108" calcext:value-type="float">
            <text:p>49.108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36.89" calcext:value-type="float">
            <text:p>36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43:00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9.082" calcext:value-type="float">
            <text:p>49.082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32.12" calcext:value-type="float">
            <text:p>32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48:00+0100</text:p>
          </table:table-cell>
          <table:table-cell office:value-type="float" office:value="18.976" calcext:value-type="float">
            <text:p>18.976</text:p>
          </table:table-cell>
          <table:table-cell office:value-type="float" office:value="49.159" calcext:value-type="float">
            <text:p>49.159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19:53:05+0100</text:p>
          </table:table-cell>
          <table:table-cell office:value-type="float" office:value="18.824" calcext:value-type="float">
            <text:p>18.824</text:p>
          </table:table-cell>
          <table:table-cell office:value-type="float" office:value="49.463" calcext:value-type="float">
            <text:p>49.463</text:p>
          </table:table-cell>
          <table:table-cell office:value-type="float" office:value="16.171" calcext:value-type="float">
            <text:p>16.171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19:58:05+0100</text:p>
          </table:table-cell>
          <table:table-cell office:value-type="float" office:value="18.678" calcext:value-type="float">
            <text:p>18.678</text:p>
          </table:table-cell>
          <table:table-cell office:value-type="float" office:value="49.795" calcext:value-type="float">
            <text:p>49.795</text:p>
          </table:table-cell>
          <table:table-cell office:value-type="float" office:value="16.086" calcext:value-type="float">
            <text:p>16.086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03:05+0100</text:p>
          </table:table-cell>
          <table:table-cell office:value-type="float" office:value="18.544" calcext:value-type="float">
            <text:p>18.544</text:p>
          </table:table-cell>
          <table:table-cell office:value-type="float" office:value="50.114" calcext:value-type="float">
            <text:p>50.114</text:p>
          </table:table-cell>
          <table:table-cell office:value-type="float" office:value="15.977" calcext:value-type="float">
            <text:p>15.977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08:10+0100</text:p>
          </table:table-cell>
          <table:table-cell office:value-type="float" office:value="18.421" calcext:value-type="float">
            <text:p>18.421</text:p>
          </table:table-cell>
          <table:table-cell office:value-type="float" office:value="50.456" calcext:value-type="float">
            <text:p>50.456</text:p>
          </table:table-cell>
          <table:table-cell office:value-type="float" office:value="15.89" calcext:value-type="float">
            <text:p>15.89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13:10+0100</text:p>
          </table:table-cell>
          <table:table-cell office:value-type="float" office:value="18.349" calcext:value-type="float">
            <text:p>18.349</text:p>
          </table:table-cell>
          <table:table-cell office:value-type="float" office:value="50.744" calcext:value-type="float">
            <text:p>50.744</text:p>
          </table:table-cell>
          <table:table-cell office:value-type="float" office:value="15.805" calcext:value-type="float">
            <text:p>15.80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18:10+0100</text:p>
          </table:table-cell>
          <table:table-cell office:value-type="float" office:value="18.249" calcext:value-type="float">
            <text:p>18.249</text:p>
          </table:table-cell>
          <table:table-cell office:value-type="float" office:value="50.866" calcext:value-type="float">
            <text:p>50.866</text:p>
          </table:table-cell>
          <table:table-cell office:value-type="float" office:value="15.733" calcext:value-type="float">
            <text:p>15.733</text:p>
          </table:table-cell>
          <table:table-cell office:value-type="float" office:value="19.492" calcext:value-type="float">
            <text:p>19.49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23:15+0100</text:p>
          </table:table-cell>
          <table:table-cell office:value-type="float" office:value="18.174" calcext:value-type="float">
            <text:p>18.174</text:p>
          </table:table-cell>
          <table:table-cell office:value-type="float" office:value="50.922" calcext:value-type="float">
            <text:p>50.922</text:p>
          </table:table-cell>
          <table:table-cell office:value-type="float" office:value="15.662" calcext:value-type="float">
            <text:p>15.662</text:p>
          </table:table-cell>
          <table:table-cell office:value-type="float" office:value="19.213" calcext:value-type="float">
            <text:p>19.2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28:15+0100</text:p>
          </table:table-cell>
          <table:table-cell office:value-type="float" office:value="18.109" calcext:value-type="float">
            <text:p>18.109</text:p>
          </table:table-cell>
          <table:table-cell office:value-type="float" office:value="50.946" calcext:value-type="float">
            <text:p>50.946</text:p>
          </table:table-cell>
          <table:table-cell office:value-type="float" office:value="15.603" calcext:value-type="float">
            <text:p>15.6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33:15+0100</text:p>
          </table:table-cell>
          <table:table-cell office:value-type="float" office:value="18.044" calcext:value-type="float">
            <text:p>18.044</text:p>
          </table:table-cell>
          <table:table-cell office:value-type="float" office:value="51.016" calcext:value-type="float">
            <text:p>51.016</text:p>
          </table:table-cell>
          <table:table-cell office:value-type="float" office:value="15.552" calcext:value-type="float">
            <text:p>15.552</text:p>
          </table:table-cell>
          <table:table-cell office:value-type="float" office:value="19" calcext:value-type="float">
            <text:p>19</text:p>
          </table:table-cell>
          <table:table-cell office:value-type="float" office:value="4.66" calcext:value-type="float">
            <text:p>4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38:20+0100</text:p>
          </table:table-cell>
          <table:table-cell office:value-type="float" office:value="17.985" calcext:value-type="float">
            <text:p>17.985</text:p>
          </table:table-cell>
          <table:table-cell office:value-type="float" office:value="51.057" calcext:value-type="float">
            <text:p>51.057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2.18" calcext:value-type="float">
            <text:p>12.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43:20+0100</text:p>
          </table:table-cell>
          <table:table-cell office:value-type="float" office:value="17.978" calcext:value-type="float">
            <text:p>17.978</text:p>
          </table:table-cell>
          <table:table-cell office:value-type="float" office:value="51.093" calcext:value-type="float">
            <text:p>51.093</text:p>
          </table:table-cell>
          <table:table-cell office:value-type="float" office:value="15.498" calcext:value-type="float">
            <text:p>15.498</text:p>
          </table:table-cell>
          <table:table-cell office:value-type="float" office:value="19" calcext:value-type="float">
            <text:p>19</text:p>
          </table:table-cell>
          <table:table-cell office:value-type="float" office:value="14.21" calcext:value-type="float">
            <text:p>14.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48:20+0100</text:p>
          </table:table-cell>
          <table:table-cell office:value-type="float" office:value="18.017" calcext:value-type="float">
            <text:p>18.017</text:p>
          </table:table-cell>
          <table:table-cell office:value-type="float" office:value="50.977" calcext:value-type="float">
            <text:p>50.977</text:p>
          </table:table-cell>
          <table:table-cell office:value-type="float" office:value="15.487" calcext:value-type="float">
            <text:p>15.487</text:p>
          </table:table-cell>
          <table:table-cell office:value-type="float" office:value="19" calcext:value-type="float">
            <text:p>19</text:p>
          </table:table-cell>
          <table:table-cell office:value-type="float" office:value="3.96" calcext:value-type="float">
            <text:p>3.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53:20+0100</text:p>
          </table:table-cell>
          <table:table-cell office:value-type="float" office:value="17.995" calcext:value-type="float">
            <text:p>17.995</text:p>
          </table:table-cell>
          <table:table-cell office:value-type="float" office:value="50.925" calcext:value-type="float">
            <text:p>50.925</text:p>
          </table:table-cell>
          <table:table-cell office:value-type="float" office:value="15.441" calcext:value-type="float">
            <text:p>15.441</text:p>
          </table:table-cell>
          <table:table-cell office:value-type="float" office:value="19" calcext:value-type="float">
            <text:p>19</text:p>
          </table:table-cell>
          <table:table-cell office:value-type="float" office:value="12.03" calcext:value-type="float">
            <text:p>12.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58:20+0100</text:p>
          </table:table-cell>
          <table:table-cell office:value-type="float" office:value="17.983" calcext:value-type="float">
            <text:p>17.983</text:p>
          </table:table-cell>
          <table:table-cell office:value-type="float" office:value="50.866" calcext:value-type="float">
            <text:p>50.866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8.04" calcext:value-type="float">
            <text:p>8.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03:25+0100</text:p>
          </table:table-cell>
          <table:table-cell office:value-type="float" office:value="17.952" calcext:value-type="float">
            <text:p>17.952</text:p>
          </table:table-cell>
          <table:table-cell office:value-type="float" office:value="50.859" calcext:value-type="float">
            <text:p>50.859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19.22" calcext:value-type="float">
            <text:p>19.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08:25+0100</text:p>
          </table:table-cell>
          <table:table-cell office:value-type="float" office:value="17.965" calcext:value-type="float">
            <text:p>17.965</text:p>
          </table:table-cell>
          <table:table-cell office:value-type="float" office:value="50.668" calcext:value-type="float">
            <text:p>50.668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13:25+0100</text:p>
          </table:table-cell>
          <table:table-cell office:value-type="float" office:value="17.961" calcext:value-type="float">
            <text:p>17.961</text:p>
          </table:table-cell>
          <table:table-cell office:value-type="float" office:value="50.608" calcext:value-type="float">
            <text:p>50.608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18.93" calcext:value-type="float">
            <text:p>18.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18:25+0100</text:p>
          </table:table-cell>
          <table:table-cell office:value-type="float" office:value="17.968" calcext:value-type="float">
            <text:p>17.968</text:p>
          </table:table-cell>
          <table:table-cell office:value-type="float" office:value="50.46" calcext:value-type="float">
            <text:p>50.46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27.82" calcext:value-type="float">
            <text:p>27.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23:25+0100</text:p>
          </table:table-cell>
          <table:table-cell office:value-type="float" office:value="18.003" calcext:value-type="float">
            <text:p>18.003</text:p>
          </table:table-cell>
          <table:table-cell office:value-type="float" office:value="50.257" calcext:value-type="float">
            <text:p>50.257</text:p>
          </table:table-cell>
          <table:table-cell office:value-type="float" office:value="15.465" calcext:value-type="float">
            <text:p>15.465</text:p>
          </table:table-cell>
          <table:table-cell office:value-type="float" office:value="19" calcext:value-type="float">
            <text:p>19</text:p>
          </table:table-cell>
          <table:table-cell office:value-type="float" office:value="14.11" calcext:value-type="float">
            <text:p>14.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28:25+0100</text:p>
          </table:table-cell>
          <table:table-cell office:value-type="float" office:value="17.98" calcext:value-type="float">
            <text:p>17.98</text:p>
          </table:table-cell>
          <table:table-cell office:value-type="float" office:value="50.244" calcext:value-type="float">
            <text:p>50.244</text:p>
          </table:table-cell>
          <table:table-cell office:value-type="float" office:value="15.495" calcext:value-type="float">
            <text:p>15.495</text:p>
          </table:table-cell>
          <table:table-cell office:value-type="float" office:value="19" calcext:value-type="float">
            <text:p>19</text:p>
          </table:table-cell>
          <table:table-cell office:value-type="float" office:value="18.35" calcext:value-type="float">
            <text:p>18.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33:25+0100</text:p>
          </table:table-cell>
          <table:table-cell office:value-type="float" office:value="17.982" calcext:value-type="float">
            <text:p>17.982</text:p>
          </table:table-cell>
          <table:table-cell office:value-type="float" office:value="50.246" calcext:value-type="float">
            <text:p>50.246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4.41" calcext:value-type="float">
            <text:p>14.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38:25+0100</text:p>
          </table:table-cell>
          <table:table-cell office:value-type="float" office:value="17.984" calcext:value-type="float">
            <text:p>17.984</text:p>
          </table:table-cell>
          <table:table-cell office:value-type="float" office:value="50.19" calcext:value-type="float">
            <text:p>50.19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8.82" calcext:value-type="float">
            <text:p>18.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43:25+0100</text:p>
          </table:table-cell>
          <table:table-cell office:value-type="float" office:value="17.979" calcext:value-type="float">
            <text:p>17.979</text:p>
          </table:table-cell>
          <table:table-cell office:value-type="float" office:value="50.205" calcext:value-type="float">
            <text:p>50.20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21.79" calcext:value-type="float">
            <text:p>21.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48:25+0100</text:p>
          </table:table-cell>
          <table:table-cell office:value-type="float" office:value="17.977" calcext:value-type="float">
            <text:p>17.977</text:p>
          </table:table-cell>
          <table:table-cell office:value-type="float" office:value="50.182" calcext:value-type="float">
            <text:p>50.182</text:p>
          </table:table-cell>
          <table:table-cell office:value-type="float" office:value="15.504" calcext:value-type="float">
            <text:p>15.504</text:p>
          </table:table-cell>
          <table:table-cell office:value-type="float" office:value="19" calcext:value-type="float">
            <text:p>19</text:p>
          </table:table-cell>
          <table:table-cell office:value-type="float" office:value="36.18" calcext:value-type="float">
            <text:p>36.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53:25+0100</text:p>
          </table:table-cell>
          <table:table-cell office:value-type="float" office:value="17.995" calcext:value-type="float">
            <text:p>17.995</text:p>
          </table:table-cell>
          <table:table-cell office:value-type="float" office:value="50.084" calcext:value-type="float">
            <text:p>50.084</text:p>
          </table:table-cell>
          <table:table-cell office:value-type="float" office:value="15.557" calcext:value-type="float">
            <text:p>15.557</text:p>
          </table:table-cell>
          <table:table-cell office:value-type="float" office:value="19" calcext:value-type="float">
            <text:p>19</text:p>
          </table:table-cell>
          <table:table-cell office:value-type="float" office:value="14.46" calcext:value-type="float">
            <text:p>14.4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58:25+0100</text:p>
          </table:table-cell>
          <table:table-cell office:value-type="float" office:value="17.996" calcext:value-type="float">
            <text:p>17.996</text:p>
          </table:table-cell>
          <table:table-cell office:value-type="float" office:value="50.076" calcext:value-type="float">
            <text:p>50.076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20.02" calcext:value-type="float">
            <text:p>20.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03:25+0100</text:p>
          </table:table-cell>
          <table:table-cell office:value-type="float" office:value="17.985" calcext:value-type="float">
            <text:p>17.985</text:p>
          </table:table-cell>
          <table:table-cell office:value-type="float" office:value="50.073" calcext:value-type="float">
            <text:p>50.073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19.8" calcext:value-type="float">
            <text:p>19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08:25+0100</text:p>
          </table:table-cell>
          <table:table-cell office:value-type="float" office:value="17.989" calcext:value-type="float">
            <text:p>17.989</text:p>
          </table:table-cell>
          <table:table-cell office:value-type="float" office:value="50.069" calcext:value-type="float">
            <text:p>50.069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20.21" calcext:value-type="float">
            <text:p>20.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13:25+0100</text:p>
          </table:table-cell>
          <table:table-cell office:value-type="float" office:value="18.001" calcext:value-type="float">
            <text:p>18.001</text:p>
          </table:table-cell>
          <table:table-cell office:value-type="float" office:value="50.027" calcext:value-type="float">
            <text:p>50.027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19.09" calcext:value-type="float">
            <text:p>19.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18:25+0100</text:p>
          </table:table-cell>
          <table:table-cell office:value-type="float" office:value="17.987" calcext:value-type="float">
            <text:p>17.987</text:p>
          </table:table-cell>
          <table:table-cell office:value-type="float" office:value="50.026" calcext:value-type="float">
            <text:p>50.026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26.58" calcext:value-type="float">
            <text:p>26.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23:25+0100</text:p>
          </table:table-cell>
          <table:table-cell office:value-type="float" office:value="17.985" calcext:value-type="float">
            <text:p>17.985</text:p>
          </table:table-cell>
          <table:table-cell office:value-type="float" office:value="50.026" calcext:value-type="float">
            <text:p>50.026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21.9" calcext:value-type="float">
            <text:p>21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28:25+0100</text:p>
          </table:table-cell>
          <table:table-cell office:value-type="float" office:value="18.129" calcext:value-type="float">
            <text:p>18.129</text:p>
          </table:table-cell>
          <table:table-cell office:value-type="float" office:value="49.737" calcext:value-type="float">
            <text:p>49.737</text:p>
          </table:table-cell>
          <table:table-cell office:value-type="float" office:value="15.598" calcext:value-type="float">
            <text:p>15.5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33:25+0100</text:p>
          </table:table-cell>
          <table:table-cell office:value-type="float" office:value="18.579" calcext:value-type="float">
            <text:p>18.579</text:p>
          </table:table-cell>
          <table:table-cell office:value-type="float" office:value="48.698" calcext:value-type="float">
            <text:p>48.698</text:p>
          </table:table-cell>
          <table:table-cell office:value-type="float" office:value="15.777" calcext:value-type="float">
            <text:p>15.77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38:25+0100</text:p>
          </table:table-cell>
          <table:table-cell office:value-type="float" office:value="18.955" calcext:value-type="float">
            <text:p>18.955</text:p>
          </table:table-cell>
          <table:table-cell office:value-type="float" office:value="47.883" calcext:value-type="float">
            <text:p>47.883</text:p>
          </table:table-cell>
          <table:table-cell office:value-type="float" office:value="16.013" calcext:value-type="float">
            <text:p>16.013</text:p>
          </table:table-cell>
          <table:table-cell office:value-type="float" office:value="19" calcext:value-type="float">
            <text:p>19</text:p>
          </table:table-cell>
          <table:table-cell office:value-type="float" office:value="69.62" calcext:value-type="float">
            <text:p>69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43:25+0100</text:p>
          </table:table-cell>
          <table:table-cell office:value-type="float" office:value="19.143" calcext:value-type="float">
            <text:p>19.143</text:p>
          </table:table-cell>
          <table:table-cell office:value-type="float" office:value="47.554" calcext:value-type="float">
            <text:p>47.554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78.69" calcext:value-type="float">
            <text:p>7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48:25+0100</text:p>
          </table:table-cell>
          <table:table-cell office:value-type="float" office:value="19.231" calcext:value-type="float">
            <text:p>19.231</text:p>
          </table:table-cell>
          <table:table-cell office:value-type="float" office:value="47.444" calcext:value-type="float">
            <text:p>47.444</text:p>
          </table:table-cell>
          <table:table-cell office:value-type="float" office:value="16.319" calcext:value-type="float">
            <text:p>16.319</text:p>
          </table:table-cell>
          <table:table-cell office:value-type="float" office:value="19" calcext:value-type="float">
            <text:p>19</text:p>
          </table:table-cell>
          <table:table-cell office:value-type="float" office:value="48.64" calcext:value-type="float">
            <text:p>4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53:30+0100</text:p>
          </table:table-cell>
          <table:table-cell office:value-type="float" office:value="19.222" calcext:value-type="float">
            <text:p>19.222</text:p>
          </table:table-cell>
          <table:table-cell office:value-type="float" office:value="47.538" calcext:value-type="float">
            <text:p>47.53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4.05" calcext:value-type="float">
            <text:p>44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58:30+0100</text:p>
          </table:table-cell>
          <table:table-cell office:value-type="float" office:value="19.184" calcext:value-type="float">
            <text:p>19.184</text:p>
          </table:table-cell>
          <table:table-cell office:value-type="float" office:value="47.708" calcext:value-type="float">
            <text:p>47.708</text:p>
          </table:table-cell>
          <table:table-cell office:value-type="float" office:value="16.413" calcext:value-type="float">
            <text:p>16.413</text:p>
          </table:table-cell>
          <table:table-cell office:value-type="float" office:value="19" calcext:value-type="float">
            <text:p>19</text:p>
          </table:table-cell>
          <table:table-cell office:value-type="float" office:value="50.22" calcext:value-type="float">
            <text:p>5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03:30+0100</text:p>
          </table:table-cell>
          <table:table-cell office:value-type="float" office:value="19.118" calcext:value-type="float">
            <text:p>19.118</text:p>
          </table:table-cell>
          <table:table-cell office:value-type="float" office:value="47.92" calcext:value-type="float">
            <text:p>47.92</text:p>
          </table:table-cell>
          <table:table-cell office:value-type="float" office:value="16.426" calcext:value-type="float">
            <text:p>16.426</text:p>
          </table:table-cell>
          <table:table-cell office:value-type="float" office:value="19" calcext:value-type="float">
            <text:p>19</text:p>
          </table:table-cell>
          <table:table-cell office:value-type="float" office:value="51.87" calcext:value-type="float">
            <text:p>51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08:30+0100</text:p>
          </table:table-cell>
          <table:table-cell office:value-type="float" office:value="19.118" calcext:value-type="float">
            <text:p>19.118</text:p>
          </table:table-cell>
          <table:table-cell office:value-type="float" office:value="48.061" calcext:value-type="float">
            <text:p>48.061</text:p>
          </table:table-cell>
          <table:table-cell office:value-type="float" office:value="16.436" calcext:value-type="float">
            <text:p>16.436</text:p>
          </table:table-cell>
          <table:table-cell office:value-type="float" office:value="19" calcext:value-type="float">
            <text:p>19</text:p>
          </table:table-cell>
          <table:table-cell office:value-type="float" office:value="45.86" calcext:value-type="float">
            <text:p>45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13:30+0100</text:p>
          </table:table-cell>
          <table:table-cell office:value-type="float" office:value="19.087" calcext:value-type="float">
            <text:p>19.087</text:p>
          </table:table-cell>
          <table:table-cell office:value-type="float" office:value="48.14" calcext:value-type="float">
            <text:p>48.14</text:p>
          </table:table-cell>
          <table:table-cell office:value-type="float" office:value="16.417" calcext:value-type="float">
            <text:p>16.417</text:p>
          </table:table-cell>
          <table:table-cell office:value-type="float" office:value="19" calcext:value-type="float">
            <text:p>19</text:p>
          </table:table-cell>
          <table:table-cell office:value-type="float" office:value="46.72" calcext:value-type="float">
            <text:p>46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18:30+0100</text:p>
          </table:table-cell>
          <table:table-cell office:value-type="float" office:value="19.085" calcext:value-type="float">
            <text:p>19.085</text:p>
          </table:table-cell>
          <table:table-cell office:value-type="float" office:value="48.225" calcext:value-type="float">
            <text:p>48.225</text:p>
          </table:table-cell>
          <table:table-cell office:value-type="float" office:value="16.43" calcext:value-type="float">
            <text:p>16.43</text:p>
          </table:table-cell>
          <table:table-cell office:value-type="float" office:value="19" calcext:value-type="float">
            <text:p>19</text:p>
          </table:table-cell>
          <table:table-cell office:value-type="float" office:value="34.47" calcext:value-type="float">
            <text:p>34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23:30+0100</text:p>
          </table:table-cell>
          <table:table-cell office:value-type="float" office:value="19.04" calcext:value-type="float">
            <text:p>19.04</text:p>
          </table:table-cell>
          <table:table-cell office:value-type="float" office:value="48.31" calcext:value-type="float">
            <text:p>48.31</text:p>
          </table:table-cell>
          <table:table-cell office:value-type="float" office:value="16.381" calcext:value-type="float">
            <text:p>16.381</text:p>
          </table:table-cell>
          <table:table-cell office:value-type="float" office:value="19" calcext:value-type="float">
            <text:p>19</text:p>
          </table:table-cell>
          <table:table-cell office:value-type="float" office:value="38.56" calcext:value-type="float">
            <text:p>3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28:30+0100</text:p>
          </table:table-cell>
          <table:table-cell office:value-type="float" office:value="19.019" calcext:value-type="float">
            <text:p>19.019</text:p>
          </table:table-cell>
          <table:table-cell office:value-type="float" office:value="48.454" calcext:value-type="float">
            <text:p>48.45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53.62" calcext:value-type="float">
            <text:p>53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33:30+0100</text:p>
          </table:table-cell>
          <table:table-cell office:value-type="float" office:value="19.016" calcext:value-type="float">
            <text:p>19.016</text:p>
          </table:table-cell>
          <table:table-cell office:value-type="float" office:value="48.473" calcext:value-type="float">
            <text:p>48.47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0.88" calcext:value-type="float">
            <text:p>40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38:30+0100</text:p>
          </table:table-cell>
          <table:table-cell office:value-type="float" office:value="19.039" calcext:value-type="float">
            <text:p>19.039</text:p>
          </table:table-cell>
          <table:table-cell office:value-type="float" office:value="48.472" calcext:value-type="float">
            <text:p>48.47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9.64" calcext:value-type="float">
            <text:p>39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43:30+0100</text:p>
          </table:table-cell>
          <table:table-cell office:value-type="float" office:value="19.04" calcext:value-type="float">
            <text:p>19.04</text:p>
          </table:table-cell>
          <table:table-cell office:value-type="float" office:value="48.46" calcext:value-type="float">
            <text:p>48.4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1.4" calcext:value-type="float">
            <text:p>31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48:30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8.545" calcext:value-type="float">
            <text:p>48.54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55.2" calcext:value-type="float">
            <text:p>55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53:30+01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48.553" calcext:value-type="float">
            <text:p>48.55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29.84" calcext:value-type="float">
            <text:p>29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58:30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8.571" calcext:value-type="float">
            <text:p>48.57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5.08" calcext:value-type="float">
            <text:p>45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03:30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8.603" calcext:value-type="float">
            <text:p>48.60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6.82" calcext:value-type="float">
            <text:p>36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08:30+0100</text:p>
          </table:table-cell>
          <table:table-cell office:value-type="float" office:value="18.987" calcext:value-type="float">
            <text:p>18.987</text:p>
          </table:table-cell>
          <table:table-cell office:value-type="float" office:value="48.68" calcext:value-type="float">
            <text:p>48.68</text:p>
          </table:table-cell>
          <table:table-cell office:value-type="float" office:value="16.373" calcext:value-type="float">
            <text:p>16.373</text:p>
          </table:table-cell>
          <table:table-cell office:value-type="float" office:value="19" calcext:value-type="float">
            <text:p>19</text:p>
          </table:table-cell>
          <table:table-cell office:value-type="float" office:value="54.24" calcext:value-type="float">
            <text:p>54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13:35+0100</text:p>
          </table:table-cell>
          <table:table-cell office:value-type="float" office:value="19.024" calcext:value-type="float">
            <text:p>19.024</text:p>
          </table:table-cell>
          <table:table-cell office:value-type="float" office:value="48.595" calcext:value-type="float">
            <text:p>48.59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0.46" calcext:value-type="float">
            <text:p>30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18:35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8.637" calcext:value-type="float">
            <text:p>48.63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3.17" calcext:value-type="float">
            <text:p>43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23:35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8.676" calcext:value-type="float">
            <text:p>48.67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08" calcext:value-type="float">
            <text:p>19.008</text:p>
          </table:table-cell>
          <table:table-cell office:value-type="float" office:value="38.97" calcext:value-type="float">
            <text:p>3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28:35+0100</text:p>
          </table:table-cell>
          <table:table-cell office:value-type="float" office:value="19.009" calcext:value-type="float">
            <text:p>19.009</text:p>
          </table:table-cell>
          <table:table-cell office:value-type="float" office:value="48.65" calcext:value-type="float">
            <text:p>48.6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08" calcext:value-type="float">
            <text:p>19.008</text:p>
          </table:table-cell>
          <table:table-cell office:value-type="float" office:value="32.56" calcext:value-type="float">
            <text:p>32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33:35+0100</text:p>
          </table:table-cell>
          <table:table-cell office:value-type="float" office:value="19" calcext:value-type="float">
            <text:p>19</text:p>
          </table:table-cell>
          <table:table-cell office:value-type="float" office:value="48.694" calcext:value-type="float">
            <text:p>48.69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42" calcext:value-type="float">
            <text:p>19.042</text:p>
          </table:table-cell>
          <table:table-cell office:value-type="float" office:value="45.71" calcext:value-type="float">
            <text:p>45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38:36+01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48.634" calcext:value-type="float">
            <text:p>48.63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58" calcext:value-type="float">
            <text:p>19.058</text:p>
          </table:table-cell>
          <table:table-cell office:value-type="float" office:value="33.31" calcext:value-type="float">
            <text:p>33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43:40+0100</text:p>
          </table:table-cell>
          <table:table-cell office:value-type="float" office:value="19.023" calcext:value-type="float">
            <text:p>19.023</text:p>
          </table:table-cell>
          <table:table-cell office:value-type="float" office:value="48.696" calcext:value-type="float">
            <text:p>48.69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9" calcext:value-type="float">
            <text:p>19.09</text:p>
          </table:table-cell>
          <table:table-cell office:value-type="float" office:value="39.15" calcext:value-type="float">
            <text:p>3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48:40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8.73" calcext:value-type="float">
            <text:p>48.7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183" calcext:value-type="float">
            <text:p>19.183</text:p>
          </table:table-cell>
          <table:table-cell office:value-type="float" office:value="48.34" calcext:value-type="float">
            <text:p>48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53:45+0100</text:p>
          </table:table-cell>
          <table:table-cell office:value-type="float" office:value="19.021" calcext:value-type="float">
            <text:p>19.021</text:p>
          </table:table-cell>
          <table:table-cell office:value-type="float" office:value="48.704" calcext:value-type="float">
            <text:p>48.70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213" calcext:value-type="float">
            <text:p>19.213</text:p>
          </table:table-cell>
          <table:table-cell office:value-type="float" office:value="24.74" calcext:value-type="float">
            <text:p>24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58:45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8.722" calcext:value-type="float">
            <text:p>48.72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17" calcext:value-type="float">
            <text:p>19.31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03:45+0100</text:p>
          </table:table-cell>
          <table:table-cell office:value-type="float" office:value="19.043" calcext:value-type="float">
            <text:p>19.043</text:p>
          </table:table-cell>
          <table:table-cell office:value-type="float" office:value="48.665" calcext:value-type="float">
            <text:p>48.66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33" calcext:value-type="float">
            <text:p>19.333</text:p>
          </table:table-cell>
          <table:table-cell office:value-type="float" office:value="28.87" calcext:value-type="float">
            <text:p>28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08:45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8.767" calcext:value-type="float">
            <text:p>48.76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36.96" calcext:value-type="float">
            <text:p>36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13:45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8.808" calcext:value-type="float">
            <text:p>48.80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92" calcext:value-type="float">
            <text:p>19.392</text:p>
          </table:table-cell>
          <table:table-cell office:value-type="float" office:value="30.69" calcext:value-type="float">
            <text:p>30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18:45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8.801" calcext:value-type="float">
            <text:p>48.801</text:p>
          </table:table-cell>
          <table:table-cell office:value-type="float" office:value="16.365" calcext:value-type="float">
            <text:p>16.365</text:p>
          </table:table-cell>
          <table:table-cell office:value-type="float" office:value="19.442" calcext:value-type="float">
            <text:p>19.442</text:p>
          </table:table-cell>
          <table:table-cell office:value-type="float" office:value="43.27" calcext:value-type="float">
            <text:p>43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23:45+0100</text:p>
          </table:table-cell>
          <table:table-cell office:value-type="float" office:value="18.979" calcext:value-type="float">
            <text:p>18.979</text:p>
          </table:table-cell>
          <table:table-cell office:value-type="float" office:value="48.851" calcext:value-type="float">
            <text:p>48.851</text:p>
          </table:table-cell>
          <table:table-cell office:value-type="float" office:value="16.358" calcext:value-type="float">
            <text:p>16.358</text:p>
          </table:table-cell>
          <table:table-cell office:value-type="float" office:value="19.4" calcext:value-type="float">
            <text:p>19.4</text:p>
          </table:table-cell>
          <table:table-cell office:value-type="float" office:value="38.23" calcext:value-type="float">
            <text:p>38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28:45+0100</text:p>
          </table:table-cell>
          <table:table-cell office:value-type="float" office:value="19.018" calcext:value-type="float">
            <text:p>19.018</text:p>
          </table:table-cell>
          <table:table-cell office:value-type="float" office:value="48.775" calcext:value-type="float">
            <text:p>48.775</text:p>
          </table:table-cell>
          <table:table-cell office:value-type="float" office:value="16.365" calcext:value-type="float">
            <text:p>16.365</text:p>
          </table:table-cell>
          <table:table-cell office:value-type="float" office:value="19.467" calcext:value-type="float">
            <text:p>19.467</text:p>
          </table:table-cell>
          <table:table-cell office:value-type="float" office:value="21.22" calcext:value-type="float">
            <text:p>21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33:45+0100</text:p>
          </table:table-cell>
          <table:table-cell office:value-type="float" office:value="18.972" calcext:value-type="float">
            <text:p>18.972</text:p>
          </table:table-cell>
          <table:table-cell office:value-type="float" office:value="48.86" calcext:value-type="float">
            <text:p>48.86</text:p>
          </table:table-cell>
          <table:table-cell office:value-type="float" office:value="16.318" calcext:value-type="float">
            <text:p>16.318</text:p>
          </table:table-cell>
          <table:table-cell office:value-type="float" office:value="19.492" calcext:value-type="float">
            <text:p>19.492</text:p>
          </table:table-cell>
          <table:table-cell office:value-type="float" office:value="45.17" calcext:value-type="float">
            <text:p>45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38:45+0100</text:p>
          </table:table-cell>
          <table:table-cell office:value-type="float" office:value="19.019" calcext:value-type="float">
            <text:p>19.019</text:p>
          </table:table-cell>
          <table:table-cell office:value-type="float" office:value="48.769" calcext:value-type="float">
            <text:p>48.769</text:p>
          </table:table-cell>
          <table:table-cell office:value-type="float" office:value="16.331" calcext:value-type="float">
            <text:p>16.331</text:p>
          </table:table-cell>
          <table:table-cell office:value-type="float" office:value="19.492" calcext:value-type="float">
            <text:p>19.492</text:p>
          </table:table-cell>
          <table:table-cell office:value-type="float" office:value="25.69" calcext:value-type="float">
            <text:p>25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43:45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8.819" calcext:value-type="float">
            <text:p>48.819</text:p>
          </table:table-cell>
          <table:table-cell office:value-type="float" office:value="16.338" calcext:value-type="float">
            <text:p>16.338</text:p>
          </table:table-cell>
          <table:table-cell office:value-type="float" office:value="19.483" calcext:value-type="float">
            <text:p>19.483</text:p>
          </table:table-cell>
          <table:table-cell office:value-type="float" office:value="46.51" calcext:value-type="float">
            <text:p>46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48:45+0100</text:p>
          </table:table-cell>
          <table:table-cell office:value-type="float" office:value="18.97" calcext:value-type="float">
            <text:p>18.97</text:p>
          </table:table-cell>
          <table:table-cell office:value-type="float" office:value="48.897" calcext:value-type="float">
            <text:p>48.897</text:p>
          </table:table-cell>
          <table:table-cell office:value-type="float" office:value="16.349" calcext:value-type="float">
            <text:p>16.349</text:p>
          </table:table-cell>
          <table:table-cell office:value-type="float" office:value="19.492" calcext:value-type="float">
            <text:p>19.492</text:p>
          </table:table-cell>
          <table:table-cell office:value-type="float" office:value="44.93" calcext:value-type="float">
            <text:p>44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53:45+01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48.874" calcext:value-type="float">
            <text:p>48.874</text:p>
          </table:table-cell>
          <table:table-cell office:value-type="float" office:value="16.351" calcext:value-type="float">
            <text:p>16.351</text:p>
          </table:table-cell>
          <table:table-cell office:value-type="float" office:value="19.483" calcext:value-type="float">
            <text:p>19.483</text:p>
          </table:table-cell>
          <table:table-cell office:value-type="float" office:value="26.12" calcext:value-type="float">
            <text:p>26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58:45+0100</text:p>
          </table:table-cell>
          <table:table-cell office:value-type="float" office:value="18.984" calcext:value-type="float">
            <text:p>18.984</text:p>
          </table:table-cell>
          <table:table-cell office:value-type="float" office:value="48.895" calcext:value-type="float">
            <text:p>48.895</text:p>
          </table:table-cell>
          <table:table-cell office:value-type="float" office:value="16.318" calcext:value-type="float">
            <text:p>16.318</text:p>
          </table:table-cell>
          <table:table-cell office:value-type="float" office:value="19.475" calcext:value-type="float">
            <text:p>19.475</text:p>
          </table:table-cell>
          <table:table-cell office:value-type="float" office:value="40.99" calcext:value-type="float">
            <text:p>40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03:50+0100</text:p>
          </table:table-cell>
          <table:table-cell office:value-type="float" office:value="19.005" calcext:value-type="float">
            <text:p>19.005</text:p>
          </table:table-cell>
          <table:table-cell office:value-type="float" office:value="48.841" calcext:value-type="float">
            <text:p>48.841</text:p>
          </table:table-cell>
          <table:table-cell office:value-type="float" office:value="16.331" calcext:value-type="float">
            <text:p>16.331</text:p>
          </table:table-cell>
          <table:table-cell office:value-type="float" office:value="19.5" calcext:value-type="float">
            <text:p>19.5</text:p>
          </table:table-cell>
          <table:table-cell office:value-type="float" office:value="37.62" calcext:value-type="float">
            <text:p>37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08:50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8.846" calcext:value-type="float">
            <text:p>48.846</text:p>
          </table:table-cell>
          <table:table-cell office:value-type="float" office:value="16.361" calcext:value-type="float">
            <text:p>16.361</text:p>
          </table:table-cell>
          <table:table-cell office:value-type="float" office:value="19.5" calcext:value-type="float">
            <text:p>19.5</text:p>
          </table:table-cell>
          <table:table-cell office:value-type="float" office:value="37.54" calcext:value-type="float">
            <text:p>37.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13:50+0100</text:p>
          </table:table-cell>
          <table:table-cell office:value-type="float" office:value="18.986" calcext:value-type="float">
            <text:p>18.986</text:p>
          </table:table-cell>
          <table:table-cell office:value-type="float" office:value="48.911" calcext:value-type="float">
            <text:p>48.911</text:p>
          </table:table-cell>
          <table:table-cell office:value-type="float" office:value="16.363" calcext:value-type="float">
            <text:p>16.363</text:p>
          </table:table-cell>
          <table:table-cell office:value-type="float" office:value="19.5" calcext:value-type="float">
            <text:p>19.5</text:p>
          </table:table-cell>
          <table:table-cell office:value-type="float" office:value="35.16" calcext:value-type="float">
            <text:p>35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18:55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8.9" calcext:value-type="float">
            <text:p>48.9</text:p>
          </table:table-cell>
          <table:table-cell office:value-type="float" office:value="16.368" calcext:value-type="float">
            <text:p>16.368</text:p>
          </table:table-cell>
          <table:table-cell office:value-type="float" office:value="19.5" calcext:value-type="float">
            <text:p>19.5</text:p>
          </table:table-cell>
          <table:table-cell office:value-type="float" office:value="30.16" calcext:value-type="float">
            <text:p>30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23:55+0100</text:p>
          </table:table-cell>
          <table:table-cell office:value-type="float" office:value="19.009" calcext:value-type="float">
            <text:p>19.009</text:p>
          </table:table-cell>
          <table:table-cell office:value-type="float" office:value="48.891" calcext:value-type="float">
            <text:p>48.89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41.53" calcext:value-type="float">
            <text:p>41.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28:55+0100</text:p>
          </table:table-cell>
          <table:table-cell office:value-type="float" office:value="19.001" calcext:value-type="float">
            <text:p>19.001</text:p>
          </table:table-cell>
          <table:table-cell office:value-type="float" office:value="48.939" calcext:value-type="float">
            <text:p>48.939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6.73" calcext:value-type="float">
            <text:p>36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33:55+0100</text:p>
          </table:table-cell>
          <table:table-cell office:value-type="float" office:value="18.997" calcext:value-type="float">
            <text:p>18.997</text:p>
          </table:table-cell>
          <table:table-cell office:value-type="float" office:value="48.926" calcext:value-type="float">
            <text:p>48.92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7.63" calcext:value-type="float">
            <text:p>37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38:55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8.953" calcext:value-type="float">
            <text:p>48.953</text:p>
          </table:table-cell>
          <table:table-cell office:value-type="float" office:value="16.374" calcext:value-type="float">
            <text:p>16.374</text:p>
          </table:table-cell>
          <table:table-cell office:value-type="float" office:value="19.5" calcext:value-type="float">
            <text:p>19.5</text:p>
          </table:table-cell>
          <table:table-cell office:value-type="float" office:value="32.4" calcext:value-type="float">
            <text:p>32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43:55+0100</text:p>
          </table:table-cell>
          <table:table-cell office:value-type="float" office:value="19.01" calcext:value-type="float">
            <text:p>19.01</text:p>
          </table:table-cell>
          <table:table-cell office:value-type="float" office:value="48.942" calcext:value-type="float">
            <text:p>48.94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0.18" calcext:value-type="float">
            <text:p>30.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48:55+0100</text:p>
          </table:table-cell>
          <table:table-cell office:value-type="float" office:value="18.984" calcext:value-type="float">
            <text:p>18.984</text:p>
          </table:table-cell>
          <table:table-cell office:value-type="float" office:value="49.002" calcext:value-type="float">
            <text:p>49.002</text:p>
          </table:table-cell>
          <table:table-cell office:value-type="float" office:value="16.363" calcext:value-type="float">
            <text:p>16.363</text:p>
          </table:table-cell>
          <table:table-cell office:value-type="float" office:value="19.5" calcext:value-type="float">
            <text:p>19.5</text:p>
          </table:table-cell>
          <table:table-cell office:value-type="float" office:value="45.44" calcext:value-type="float">
            <text:p>45.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53:55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8.973" calcext:value-type="float">
            <text:p>48.97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40.77" calcext:value-type="float">
            <text:p>40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2:59:00+0100</text:p>
          </table:table-cell>
          <table:table-cell office:value-type="float" office:value="18.998" calcext:value-type="float">
            <text:p>18.998</text:p>
          </table:table-cell>
          <table:table-cell office:value-type="float" office:value="49.004" calcext:value-type="float">
            <text:p>49.00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6.48" calcext:value-type="float">
            <text:p>26.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04:00+0100</text:p>
          </table:table-cell>
          <table:table-cell office:value-type="float" office:value="19.002" calcext:value-type="float">
            <text:p>19.002</text:p>
          </table:table-cell>
          <table:table-cell office:value-type="float" office:value="48.993" calcext:value-type="float">
            <text:p>48.993</text:p>
          </table:table-cell>
          <table:table-cell office:value-type="float" office:value="16.372" calcext:value-type="float">
            <text:p>16.372</text:p>
          </table:table-cell>
          <table:table-cell office:value-type="float" office:value="19.5" calcext:value-type="float">
            <text:p>19.5</text:p>
          </table:table-cell>
          <table:table-cell office:value-type="float" office:value="38.28" calcext:value-type="float">
            <text:p>38.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09:00+0100</text:p>
          </table:table-cell>
          <table:table-cell office:value-type="float" office:value="19.015" calcext:value-type="float">
            <text:p>19.015</text:p>
          </table:table-cell>
          <table:table-cell office:value-type="float" office:value="48.973" calcext:value-type="float">
            <text:p>48.97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9.17" calcext:value-type="float">
            <text:p>39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14:05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9.063" calcext:value-type="float">
            <text:p>49.06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45.9" calcext:value-type="float">
            <text:p>45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19:05+0100</text:p>
          </table:table-cell>
          <table:table-cell office:value-type="float" office:value="19.037" calcext:value-type="float">
            <text:p>19.037</text:p>
          </table:table-cell>
          <table:table-cell office:value-type="float" office:value="48.95" calcext:value-type="float">
            <text:p>48.9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1.63" calcext:value-type="float">
            <text:p>31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24:05+0100</text:p>
          </table:table-cell>
          <table:table-cell office:value-type="float" office:value="19.02" calcext:value-type="float">
            <text:p>19.02</text:p>
          </table:table-cell>
          <table:table-cell office:value-type="float" office:value="48.966" calcext:value-type="float">
            <text:p>48.96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5.9" calcext:value-type="float">
            <text:p>25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29:10+0100</text:p>
          </table:table-cell>
          <table:table-cell office:value-type="float" office:value="19.011" calcext:value-type="float">
            <text:p>19.011</text:p>
          </table:table-cell>
          <table:table-cell office:value-type="float" office:value="49.021" calcext:value-type="float">
            <text:p>49.02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1.95" calcext:value-type="float">
            <text:p>31.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34:10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9.067" calcext:value-type="float">
            <text:p>49.06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40.24" calcext:value-type="float">
            <text:p>40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39:10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9.064" calcext:value-type="float">
            <text:p>49.06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2.86" calcext:value-type="float">
            <text:p>32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44:15+0100</text:p>
          </table:table-cell>
          <table:table-cell office:value-type="float" office:value="18.984" calcext:value-type="float">
            <text:p>18.984</text:p>
          </table:table-cell>
          <table:table-cell office:value-type="float" office:value="49.085" calcext:value-type="float">
            <text:p>49.08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8.61" calcext:value-type="float">
            <text:p>38.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49:15+0100</text:p>
          </table:table-cell>
          <table:table-cell office:value-type="float" office:value="18.99" calcext:value-type="float">
            <text:p>18.99</text:p>
          </table:table-cell>
          <table:table-cell office:value-type="float" office:value="49.077" calcext:value-type="float">
            <text:p>49.07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1.39" calcext:value-type="float">
            <text:p>31.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54:15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9.025" calcext:value-type="float">
            <text:p>49.02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7.24" calcext:value-type="float">
            <text:p>27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3:59:20+0100</text:p>
          </table:table-cell>
          <table:table-cell office:value-type="float" office:value="19.005" calcext:value-type="float">
            <text:p>19.005</text:p>
          </table:table-cell>
          <table:table-cell office:value-type="float" office:value="49.061" calcext:value-type="float">
            <text:p>49.06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3.47" calcext:value-type="float">
            <text:p>33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04:20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9.092" calcext:value-type="float">
            <text:p>49.09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40.35" calcext:value-type="float">
            <text:p>40.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09:25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9.105" calcext:value-type="float">
            <text:p>49.10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9.45" calcext:value-type="float">
            <text:p>29.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14:25+0100</text:p>
          </table:table-cell>
          <table:table-cell office:value-type="float" office:value="19.002" calcext:value-type="float">
            <text:p>19.002</text:p>
          </table:table-cell>
          <table:table-cell office:value-type="float" office:value="49.103" calcext:value-type="float">
            <text:p>49.10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1.14" calcext:value-type="float">
            <text:p>31.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19:25+0100</text:p>
          </table:table-cell>
          <table:table-cell office:value-type="float" office:value="18.979" calcext:value-type="float">
            <text:p>18.979</text:p>
          </table:table-cell>
          <table:table-cell office:value-type="float" office:value="49.157" calcext:value-type="float">
            <text:p>49.15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6.38" calcext:value-type="float">
            <text:p>36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24:30+0100</text:p>
          </table:table-cell>
          <table:table-cell office:value-type="float" office:value="19.02" calcext:value-type="float">
            <text:p>19.02</text:p>
          </table:table-cell>
          <table:table-cell office:value-type="float" office:value="49.1" calcext:value-type="float">
            <text:p>49.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7.46" calcext:value-type="float">
            <text:p>37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29:30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9.113" calcext:value-type="float">
            <text:p>49.11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9.38" calcext:value-type="float">
            <text:p>39.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34:30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9.1" calcext:value-type="float">
            <text:p>49.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9.15" calcext:value-type="float">
            <text:p>2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39:30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9.128" calcext:value-type="float">
            <text:p>49.12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0.5" calcext:value-type="float">
            <text:p>30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44:30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9.144" calcext:value-type="float">
            <text:p>49.14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7.07" calcext:value-type="float">
            <text:p>27.0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49:30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9.162" calcext:value-type="float">
            <text:p>49.16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47.24" calcext:value-type="float">
            <text:p>47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54:30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9.131" calcext:value-type="float">
            <text:p>49.13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4.05" calcext:value-type="float">
            <text:p>34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4:59:30+0100</text:p>
          </table:table-cell>
          <table:table-cell office:value-type="float" office:value="19.014" calcext:value-type="float">
            <text:p>19.014</text:p>
          </table:table-cell>
          <table:table-cell office:value-type="float" office:value="49.128" calcext:value-type="float">
            <text:p>49.12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04:30+0100</text:p>
          </table:table-cell>
          <table:table-cell office:value-type="float" office:value="18.991" calcext:value-type="float">
            <text:p>18.991</text:p>
          </table:table-cell>
          <table:table-cell office:value-type="float" office:value="49.2" calcext:value-type="float">
            <text:p>49.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6.5" calcext:value-type="float">
            <text:p>36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09:30+0100</text:p>
          </table:table-cell>
          <table:table-cell office:value-type="float" office:value="18.986" calcext:value-type="float">
            <text:p>18.986</text:p>
          </table:table-cell>
          <table:table-cell office:value-type="float" office:value="49.219" calcext:value-type="float">
            <text:p>49.219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5.16" calcext:value-type="float">
            <text:p>35.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14:30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9.18" calcext:value-type="float">
            <text:p>49.1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29.88" calcext:value-type="float">
            <text:p>29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19:30+0100</text:p>
          </table:table-cell>
          <table:table-cell office:value-type="float" office:value="19.017" calcext:value-type="float">
            <text:p>19.017</text:p>
          </table:table-cell>
          <table:table-cell office:value-type="float" office:value="49.14" calcext:value-type="float">
            <text:p>49.1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3.03" calcext:value-type="float">
            <text:p>33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24:30+0100</text:p>
          </table:table-cell>
          <table:table-cell office:value-type="float" office:value="19.003" calcext:value-type="float">
            <text:p>19.003</text:p>
          </table:table-cell>
          <table:table-cell office:value-type="float" office:value="49.188" calcext:value-type="float">
            <text:p>49.188</text:p>
          </table:table-cell>
          <table:table-cell office:value-type="float" office:value="16.383" calcext:value-type="float">
            <text:p>16.383</text:p>
          </table:table-cell>
          <table:table-cell office:value-type="float" office:value="19.5" calcext:value-type="float">
            <text:p>19.5</text:p>
          </table:table-cell>
          <table:table-cell office:value-type="float" office:value="46.63" calcext:value-type="float">
            <text:p>46.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29:30+0100</text:p>
          </table:table-cell>
          <table:table-cell office:value-type="float" office:value="19.041" calcext:value-type="float">
            <text:p>19.041</text:p>
          </table:table-cell>
          <table:table-cell office:value-type="float" office:value="49.191" calcext:value-type="float">
            <text:p>49.191</text:p>
          </table:table-cell>
          <table:table-cell office:value-type="float" office:value="16.396" calcext:value-type="float">
            <text:p>16.396</text:p>
          </table:table-cell>
          <table:table-cell office:value-type="float" office:value="19.5" calcext:value-type="float">
            <text:p>19.5</text:p>
          </table:table-cell>
          <table:table-cell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34:35+0100</text:p>
          </table:table-cell>
          <table:table-cell office:value-type="float" office:value="18.987" calcext:value-type="float">
            <text:p>18.987</text:p>
          </table:table-cell>
          <table:table-cell office:value-type="float" office:value="49.461" calcext:value-type="float">
            <text:p>49.461</text:p>
          </table:table-cell>
          <table:table-cell office:value-type="float" office:value="16.376" calcext:value-type="float">
            <text:p>16.376</text:p>
          </table:table-cell>
          <table:table-cell office:value-type="float" office:value="19.5" calcext:value-type="float">
            <text:p>19.5</text:p>
          </table:table-cell>
          <table:table-cell office:value-type="float" office:value="43.57" calcext:value-type="float">
            <text:p>43.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39:35+0100</text:p>
          </table:table-cell>
          <table:table-cell office:value-type="float" office:value="18.996" calcext:value-type="float">
            <text:p>18.996</text:p>
          </table:table-cell>
          <table:table-cell office:value-type="float" office:value="49.482" calcext:value-type="float">
            <text:p>49.482</text:p>
          </table:table-cell>
          <table:table-cell office:value-type="float" office:value="16.376" calcext:value-type="float">
            <text:p>16.376</text:p>
          </table:table-cell>
          <table:table-cell office:value-type="float" office:value="19.5" calcext:value-type="float">
            <text:p>19.5</text:p>
          </table:table-cell>
          <table:table-cell office:value-type="float" office:value="18.03" calcext:value-type="float">
            <text:p>18.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5:44:35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9.502" calcext:value-type="float">
            <text:p>49.50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tepUp" table:style-name="ta1">
        <table:shapes>
          <draw:frame draw:z-index="0" draw:style-name="gr1" draw:text-style-name="P1" svg:width="11.5181in" svg:height="5.4043in" svg:x="4.0276in" svg:y="0.0354in">
            <draw:object draw:notify-on-update-of-ranges="StepUp.B1:StepUp.B45 StepUp.F1:StepUp.F45 StepUp.G1:StepUp.G4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17-02-26T22:13:25+0100</text:p>
          </table:table-cell>
          <table:table-cell office:value-type="float" office:value="18.001" calcext:value-type="float">
            <text:p>18.001</text:p>
          </table:table-cell>
          <table:table-cell office:value-type="float" office:value="50.027" calcext:value-type="float">
            <text:p>50.027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19.09" calcext:value-type="float">
            <text:p>19.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18:25+0100</text:p>
          </table:table-cell>
          <table:table-cell office:value-type="float" office:value="17.987" calcext:value-type="float">
            <text:p>17.987</text:p>
          </table:table-cell>
          <table:table-cell office:value-type="float" office:value="50.026" calcext:value-type="float">
            <text:p>50.026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26.58" calcext:value-type="float">
            <text:p>26.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23:25+0100</text:p>
          </table:table-cell>
          <table:table-cell office:value-type="float" office:value="17.985" calcext:value-type="float">
            <text:p>17.985</text:p>
          </table:table-cell>
          <table:table-cell office:value-type="float" office:value="50.026" calcext:value-type="float">
            <text:p>50.026</text:p>
          </table:table-cell>
          <table:table-cell office:value-type="float" office:value="15.562" calcext:value-type="float">
            <text:p>15.562</text:p>
          </table:table-cell>
          <table:table-cell office:value-type="float" office:value="19" calcext:value-type="float">
            <text:p>19</text:p>
          </table:table-cell>
          <table:table-cell office:value-type="float" office:value="21.9" calcext:value-type="float">
            <text:p>21.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2:28:25+0100</text:p>
          </table:table-cell>
          <table:table-cell office:value-type="float" office:value="18.129" calcext:value-type="float">
            <text:p>18.129</text:p>
          </table:table-cell>
          <table:table-cell office:value-type="float" office:value="49.737" calcext:value-type="float">
            <text:p>49.737</text:p>
          </table:table-cell>
          <table:table-cell office:value-type="float" office:value="15.598" calcext:value-type="float">
            <text:p>15.598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33:25+0100</text:p>
          </table:table-cell>
          <table:table-cell office:value-type="float" office:value="18.579" calcext:value-type="float">
            <text:p>18.579</text:p>
          </table:table-cell>
          <table:table-cell office:value-type="float" office:value="48.698" calcext:value-type="float">
            <text:p>48.698</text:p>
          </table:table-cell>
          <table:table-cell office:value-type="float" office:value="15.777" calcext:value-type="float">
            <text:p>15.77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38:25+0100</text:p>
          </table:table-cell>
          <table:table-cell office:value-type="float" office:value="18.955" calcext:value-type="float">
            <text:p>18.955</text:p>
          </table:table-cell>
          <table:table-cell office:value-type="float" office:value="47.883" calcext:value-type="float">
            <text:p>47.883</text:p>
          </table:table-cell>
          <table:table-cell office:value-type="float" office:value="16.013" calcext:value-type="float">
            <text:p>16.013</text:p>
          </table:table-cell>
          <table:table-cell office:value-type="float" office:value="19" calcext:value-type="float">
            <text:p>19</text:p>
          </table:table-cell>
          <table:table-cell office:value-type="float" office:value="69.62" calcext:value-type="float">
            <text:p>69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43:25+0100</text:p>
          </table:table-cell>
          <table:table-cell office:value-type="float" office:value="19.143" calcext:value-type="float">
            <text:p>19.143</text:p>
          </table:table-cell>
          <table:table-cell office:value-type="float" office:value="47.554" calcext:value-type="float">
            <text:p>47.554</text:p>
          </table:table-cell>
          <table:table-cell office:value-type="float" office:value="16.187" calcext:value-type="float">
            <text:p>16.187</text:p>
          </table:table-cell>
          <table:table-cell office:value-type="float" office:value="19" calcext:value-type="float">
            <text:p>19</text:p>
          </table:table-cell>
          <table:table-cell office:value-type="float" office:value="78.69" calcext:value-type="float">
            <text:p>78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48:25+0100</text:p>
          </table:table-cell>
          <table:table-cell office:value-type="float" office:value="19.231" calcext:value-type="float">
            <text:p>19.231</text:p>
          </table:table-cell>
          <table:table-cell office:value-type="float" office:value="47.444" calcext:value-type="float">
            <text:p>47.444</text:p>
          </table:table-cell>
          <table:table-cell office:value-type="float" office:value="16.319" calcext:value-type="float">
            <text:p>16.319</text:p>
          </table:table-cell>
          <table:table-cell office:value-type="float" office:value="19" calcext:value-type="float">
            <text:p>19</text:p>
          </table:table-cell>
          <table:table-cell office:value-type="float" office:value="48.64" calcext:value-type="float">
            <text:p>48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53:30+0100</text:p>
          </table:table-cell>
          <table:table-cell office:value-type="float" office:value="19.222" calcext:value-type="float">
            <text:p>19.222</text:p>
          </table:table-cell>
          <table:table-cell office:value-type="float" office:value="47.538" calcext:value-type="float">
            <text:p>47.53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4.05" calcext:value-type="float">
            <text:p>44.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2:58:30+0100</text:p>
          </table:table-cell>
          <table:table-cell office:value-type="float" office:value="19.184" calcext:value-type="float">
            <text:p>19.184</text:p>
          </table:table-cell>
          <table:table-cell office:value-type="float" office:value="47.708" calcext:value-type="float">
            <text:p>47.708</text:p>
          </table:table-cell>
          <table:table-cell office:value-type="float" office:value="16.413" calcext:value-type="float">
            <text:p>16.413</text:p>
          </table:table-cell>
          <table:table-cell office:value-type="float" office:value="19" calcext:value-type="float">
            <text:p>19</text:p>
          </table:table-cell>
          <table:table-cell office:value-type="float" office:value="50.22" calcext:value-type="float">
            <text:p>50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03:30+0100</text:p>
          </table:table-cell>
          <table:table-cell office:value-type="float" office:value="19.118" calcext:value-type="float">
            <text:p>19.118</text:p>
          </table:table-cell>
          <table:table-cell office:value-type="float" office:value="47.92" calcext:value-type="float">
            <text:p>47.92</text:p>
          </table:table-cell>
          <table:table-cell office:value-type="float" office:value="16.426" calcext:value-type="float">
            <text:p>16.426</text:p>
          </table:table-cell>
          <table:table-cell office:value-type="float" office:value="19" calcext:value-type="float">
            <text:p>19</text:p>
          </table:table-cell>
          <table:table-cell office:value-type="float" office:value="51.87" calcext:value-type="float">
            <text:p>51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08:30+0100</text:p>
          </table:table-cell>
          <table:table-cell office:value-type="float" office:value="19.118" calcext:value-type="float">
            <text:p>19.118</text:p>
          </table:table-cell>
          <table:table-cell office:value-type="float" office:value="48.061" calcext:value-type="float">
            <text:p>48.061</text:p>
          </table:table-cell>
          <table:table-cell office:value-type="float" office:value="16.436" calcext:value-type="float">
            <text:p>16.436</text:p>
          </table:table-cell>
          <table:table-cell office:value-type="float" office:value="19" calcext:value-type="float">
            <text:p>19</text:p>
          </table:table-cell>
          <table:table-cell office:value-type="float" office:value="45.86" calcext:value-type="float">
            <text:p>45.8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13:30+0100</text:p>
          </table:table-cell>
          <table:table-cell office:value-type="float" office:value="19.087" calcext:value-type="float">
            <text:p>19.087</text:p>
          </table:table-cell>
          <table:table-cell office:value-type="float" office:value="48.14" calcext:value-type="float">
            <text:p>48.14</text:p>
          </table:table-cell>
          <table:table-cell office:value-type="float" office:value="16.417" calcext:value-type="float">
            <text:p>16.417</text:p>
          </table:table-cell>
          <table:table-cell office:value-type="float" office:value="19" calcext:value-type="float">
            <text:p>19</text:p>
          </table:table-cell>
          <table:table-cell office:value-type="float" office:value="46.72" calcext:value-type="float">
            <text:p>46.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18:30+0100</text:p>
          </table:table-cell>
          <table:table-cell office:value-type="float" office:value="19.085" calcext:value-type="float">
            <text:p>19.085</text:p>
          </table:table-cell>
          <table:table-cell office:value-type="float" office:value="48.225" calcext:value-type="float">
            <text:p>48.225</text:p>
          </table:table-cell>
          <table:table-cell office:value-type="float" office:value="16.43" calcext:value-type="float">
            <text:p>16.43</text:p>
          </table:table-cell>
          <table:table-cell office:value-type="float" office:value="19" calcext:value-type="float">
            <text:p>19</text:p>
          </table:table-cell>
          <table:table-cell office:value-type="float" office:value="34.47" calcext:value-type="float">
            <text:p>34.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23:30+0100</text:p>
          </table:table-cell>
          <table:table-cell office:value-type="float" office:value="19.04" calcext:value-type="float">
            <text:p>19.04</text:p>
          </table:table-cell>
          <table:table-cell office:value-type="float" office:value="48.31" calcext:value-type="float">
            <text:p>48.31</text:p>
          </table:table-cell>
          <table:table-cell office:value-type="float" office:value="16.381" calcext:value-type="float">
            <text:p>16.381</text:p>
          </table:table-cell>
          <table:table-cell office:value-type="float" office:value="19" calcext:value-type="float">
            <text:p>19</text:p>
          </table:table-cell>
          <table:table-cell office:value-type="float" office:value="38.56" calcext:value-type="float">
            <text:p>38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28:30+0100</text:p>
          </table:table-cell>
          <table:table-cell office:value-type="float" office:value="19.019" calcext:value-type="float">
            <text:p>19.019</text:p>
          </table:table-cell>
          <table:table-cell office:value-type="float" office:value="48.454" calcext:value-type="float">
            <text:p>48.45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53.62" calcext:value-type="float">
            <text:p>53.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33:30+0100</text:p>
          </table:table-cell>
          <table:table-cell office:value-type="float" office:value="19.016" calcext:value-type="float">
            <text:p>19.016</text:p>
          </table:table-cell>
          <table:table-cell office:value-type="float" office:value="48.473" calcext:value-type="float">
            <text:p>48.47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0.88" calcext:value-type="float">
            <text:p>40.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38:30+0100</text:p>
          </table:table-cell>
          <table:table-cell office:value-type="float" office:value="19.039" calcext:value-type="float">
            <text:p>19.039</text:p>
          </table:table-cell>
          <table:table-cell office:value-type="float" office:value="48.472" calcext:value-type="float">
            <text:p>48.47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9.64" calcext:value-type="float">
            <text:p>39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43:30+0100</text:p>
          </table:table-cell>
          <table:table-cell office:value-type="float" office:value="19.04" calcext:value-type="float">
            <text:p>19.04</text:p>
          </table:table-cell>
          <table:table-cell office:value-type="float" office:value="48.46" calcext:value-type="float">
            <text:p>48.4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1.4" calcext:value-type="float">
            <text:p>31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48:30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8.545" calcext:value-type="float">
            <text:p>48.54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55.2" calcext:value-type="float">
            <text:p>55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53:30+01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48.553" calcext:value-type="float">
            <text:p>48.55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29.84" calcext:value-type="float">
            <text:p>29.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23:58:30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8.571" calcext:value-type="float">
            <text:p>48.571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5.08" calcext:value-type="float">
            <text:p>45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03:30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8.603" calcext:value-type="float">
            <text:p>48.60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6.82" calcext:value-type="float">
            <text:p>36.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08:30+0100</text:p>
          </table:table-cell>
          <table:table-cell office:value-type="float" office:value="18.987" calcext:value-type="float">
            <text:p>18.987</text:p>
          </table:table-cell>
          <table:table-cell office:value-type="float" office:value="48.68" calcext:value-type="float">
            <text:p>48.68</text:p>
          </table:table-cell>
          <table:table-cell office:value-type="float" office:value="16.373" calcext:value-type="float">
            <text:p>16.373</text:p>
          </table:table-cell>
          <table:table-cell office:value-type="float" office:value="19" calcext:value-type="float">
            <text:p>19</text:p>
          </table:table-cell>
          <table:table-cell office:value-type="float" office:value="54.24" calcext:value-type="float">
            <text:p>54.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13:35+0100</text:p>
          </table:table-cell>
          <table:table-cell office:value-type="float" office:value="19.024" calcext:value-type="float">
            <text:p>19.024</text:p>
          </table:table-cell>
          <table:table-cell office:value-type="float" office:value="48.595" calcext:value-type="float">
            <text:p>48.59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30.46" calcext:value-type="float">
            <text:p>30.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18:35+0100</text:p>
          </table:table-cell>
          <table:table-cell office:value-type="float" office:value="19.008" calcext:value-type="float">
            <text:p>19.008</text:p>
          </table:table-cell>
          <table:table-cell office:value-type="float" office:value="48.637" calcext:value-type="float">
            <text:p>48.63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" calcext:value-type="float">
            <text:p>19</text:p>
          </table:table-cell>
          <table:table-cell office:value-type="float" office:value="43.17" calcext:value-type="float">
            <text:p>43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23:35+0100</text:p>
          </table:table-cell>
          <table:table-cell office:value-type="float" office:value="18.995" calcext:value-type="float">
            <text:p>18.995</text:p>
          </table:table-cell>
          <table:table-cell office:value-type="float" office:value="48.676" calcext:value-type="float">
            <text:p>48.67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08" calcext:value-type="float">
            <text:p>19.008</text:p>
          </table:table-cell>
          <table:table-cell office:value-type="float" office:value="38.97" calcext:value-type="float">
            <text:p>38.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28:35+0100</text:p>
          </table:table-cell>
          <table:table-cell office:value-type="float" office:value="19.009" calcext:value-type="float">
            <text:p>19.009</text:p>
          </table:table-cell>
          <table:table-cell office:value-type="float" office:value="48.65" calcext:value-type="float">
            <text:p>48.6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08" calcext:value-type="float">
            <text:p>19.008</text:p>
          </table:table-cell>
          <table:table-cell office:value-type="float" office:value="32.56" calcext:value-type="float">
            <text:p>32.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33:35+0100</text:p>
          </table:table-cell>
          <table:table-cell office:value-type="float" office:value="19" calcext:value-type="float">
            <text:p>19</text:p>
          </table:table-cell>
          <table:table-cell office:value-type="float" office:value="48.694" calcext:value-type="float">
            <text:p>48.69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42" calcext:value-type="float">
            <text:p>19.042</text:p>
          </table:table-cell>
          <table:table-cell office:value-type="float" office:value="45.71" calcext:value-type="float">
            <text:p>45.7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38:36+0100</text:p>
          </table:table-cell>
          <table:table-cell office:value-type="float" office:value="19.025" calcext:value-type="float">
            <text:p>19.025</text:p>
          </table:table-cell>
          <table:table-cell office:value-type="float" office:value="48.634" calcext:value-type="float">
            <text:p>48.63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58" calcext:value-type="float">
            <text:p>19.058</text:p>
          </table:table-cell>
          <table:table-cell office:value-type="float" office:value="33.31" calcext:value-type="float">
            <text:p>33.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43:40+0100</text:p>
          </table:table-cell>
          <table:table-cell office:value-type="float" office:value="19.023" calcext:value-type="float">
            <text:p>19.023</text:p>
          </table:table-cell>
          <table:table-cell office:value-type="float" office:value="48.696" calcext:value-type="float">
            <text:p>48.696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09" calcext:value-type="float">
            <text:p>19.09</text:p>
          </table:table-cell>
          <table:table-cell office:value-type="float" office:value="39.15" calcext:value-type="float">
            <text:p>39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48:40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8.73" calcext:value-type="float">
            <text:p>48.73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183" calcext:value-type="float">
            <text:p>19.183</text:p>
          </table:table-cell>
          <table:table-cell office:value-type="float" office:value="48.34" calcext:value-type="float">
            <text:p>48.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53:45+0100</text:p>
          </table:table-cell>
          <table:table-cell office:value-type="float" office:value="19.021" calcext:value-type="float">
            <text:p>19.021</text:p>
          </table:table-cell>
          <table:table-cell office:value-type="float" office:value="48.704" calcext:value-type="float">
            <text:p>48.704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213" calcext:value-type="float">
            <text:p>19.213</text:p>
          </table:table-cell>
          <table:table-cell office:value-type="float" office:value="24.74" calcext:value-type="float">
            <text:p>24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0:58:45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8.722" calcext:value-type="float">
            <text:p>48.722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17" calcext:value-type="float">
            <text:p>19.317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03:45+0100</text:p>
          </table:table-cell>
          <table:table-cell office:value-type="float" office:value="19.043" calcext:value-type="float">
            <text:p>19.043</text:p>
          </table:table-cell>
          <table:table-cell office:value-type="float" office:value="48.665" calcext:value-type="float">
            <text:p>48.66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33" calcext:value-type="float">
            <text:p>19.333</text:p>
          </table:table-cell>
          <table:table-cell office:value-type="float" office:value="28.87" calcext:value-type="float">
            <text:p>28.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08:45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8.767" calcext:value-type="float">
            <text:p>48.767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75" calcext:value-type="float">
            <text:p>19.375</text:p>
          </table:table-cell>
          <table:table-cell office:value-type="float" office:value="36.96" calcext:value-type="float">
            <text:p>36.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13:45+0100</text:p>
          </table:table-cell>
          <table:table-cell office:value-type="float" office:value="18.999" calcext:value-type="float">
            <text:p>18.999</text:p>
          </table:table-cell>
          <table:table-cell office:value-type="float" office:value="48.808" calcext:value-type="float">
            <text:p>48.808</text:p>
          </table:table-cell>
          <table:table-cell office:value-type="float" office:value="16.375" calcext:value-type="float">
            <text:p>16.375</text:p>
          </table:table-cell>
          <table:table-cell office:value-type="float" office:value="19.392" calcext:value-type="float">
            <text:p>19.392</text:p>
          </table:table-cell>
          <table:table-cell office:value-type="float" office:value="30.69" calcext:value-type="float">
            <text:p>30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18:45+0100</text:p>
          </table:table-cell>
          <table:table-cell office:value-type="float" office:value="18.992" calcext:value-type="float">
            <text:p>18.992</text:p>
          </table:table-cell>
          <table:table-cell office:value-type="float" office:value="48.801" calcext:value-type="float">
            <text:p>48.801</text:p>
          </table:table-cell>
          <table:table-cell office:value-type="float" office:value="16.365" calcext:value-type="float">
            <text:p>16.365</text:p>
          </table:table-cell>
          <table:table-cell office:value-type="float" office:value="19.442" calcext:value-type="float">
            <text:p>19.442</text:p>
          </table:table-cell>
          <table:table-cell office:value-type="float" office:value="43.27" calcext:value-type="float">
            <text:p>43.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23:45+0100</text:p>
          </table:table-cell>
          <table:table-cell office:value-type="float" office:value="18.979" calcext:value-type="float">
            <text:p>18.979</text:p>
          </table:table-cell>
          <table:table-cell office:value-type="float" office:value="48.851" calcext:value-type="float">
            <text:p>48.851</text:p>
          </table:table-cell>
          <table:table-cell office:value-type="float" office:value="16.358" calcext:value-type="float">
            <text:p>16.358</text:p>
          </table:table-cell>
          <table:table-cell office:value-type="float" office:value="19.4" calcext:value-type="float">
            <text:p>19.4</text:p>
          </table:table-cell>
          <table:table-cell office:value-type="float" office:value="38.23" calcext:value-type="float">
            <text:p>38.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28:45+0100</text:p>
          </table:table-cell>
          <table:table-cell office:value-type="float" office:value="19.018" calcext:value-type="float">
            <text:p>19.018</text:p>
          </table:table-cell>
          <table:table-cell office:value-type="float" office:value="48.775" calcext:value-type="float">
            <text:p>48.775</text:p>
          </table:table-cell>
          <table:table-cell office:value-type="float" office:value="16.365" calcext:value-type="float">
            <text:p>16.365</text:p>
          </table:table-cell>
          <table:table-cell office:value-type="float" office:value="19.467" calcext:value-type="float">
            <text:p>19.467</text:p>
          </table:table-cell>
          <table:table-cell office:value-type="float" office:value="21.22" calcext:value-type="float">
            <text:p>21.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33:45+0100</text:p>
          </table:table-cell>
          <table:table-cell office:value-type="float" office:value="18.972" calcext:value-type="float">
            <text:p>18.972</text:p>
          </table:table-cell>
          <table:table-cell office:value-type="float" office:value="48.86" calcext:value-type="float">
            <text:p>48.86</text:p>
          </table:table-cell>
          <table:table-cell office:value-type="float" office:value="16.318" calcext:value-type="float">
            <text:p>16.318</text:p>
          </table:table-cell>
          <table:table-cell office:value-type="float" office:value="19.492" calcext:value-type="float">
            <text:p>19.492</text:p>
          </table:table-cell>
          <table:table-cell office:value-type="float" office:value="45.17" calcext:value-type="float">
            <text:p>45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38:45+0100</text:p>
          </table:table-cell>
          <table:table-cell office:value-type="float" office:value="19.019" calcext:value-type="float">
            <text:p>19.019</text:p>
          </table:table-cell>
          <table:table-cell office:value-type="float" office:value="48.769" calcext:value-type="float">
            <text:p>48.769</text:p>
          </table:table-cell>
          <table:table-cell office:value-type="float" office:value="16.331" calcext:value-type="float">
            <text:p>16.331</text:p>
          </table:table-cell>
          <table:table-cell office:value-type="float" office:value="19.492" calcext:value-type="float">
            <text:p>19.492</text:p>
          </table:table-cell>
          <table:table-cell office:value-type="float" office:value="25.69" calcext:value-type="float">
            <text:p>25.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43:45+0100</text:p>
          </table:table-cell>
          <table:table-cell office:value-type="float" office:value="19.004" calcext:value-type="float">
            <text:p>19.004</text:p>
          </table:table-cell>
          <table:table-cell office:value-type="float" office:value="48.819" calcext:value-type="float">
            <text:p>48.819</text:p>
          </table:table-cell>
          <table:table-cell office:value-type="float" office:value="16.338" calcext:value-type="float">
            <text:p>16.338</text:p>
          </table:table-cell>
          <table:table-cell office:value-type="float" office:value="19.483" calcext:value-type="float">
            <text:p>19.483</text:p>
          </table:table-cell>
          <table:table-cell office:value-type="float" office:value="46.51" calcext:value-type="float">
            <text:p>46.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48:45+0100</text:p>
          </table:table-cell>
          <table:table-cell office:value-type="float" office:value="18.97" calcext:value-type="float">
            <text:p>18.97</text:p>
          </table:table-cell>
          <table:table-cell office:value-type="float" office:value="48.897" calcext:value-type="float">
            <text:p>48.897</text:p>
          </table:table-cell>
          <table:table-cell office:value-type="float" office:value="16.349" calcext:value-type="float">
            <text:p>16.349</text:p>
          </table:table-cell>
          <table:table-cell office:value-type="float" office:value="19.492" calcext:value-type="float">
            <text:p>19.492</text:p>
          </table:table-cell>
          <table:table-cell office:value-type="float" office:value="44.93" calcext:value-type="float">
            <text:p>44.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7T01:53:45+0100</text:p>
          </table:table-cell>
          <table:table-cell office:value-type="float" office:value="18.989" calcext:value-type="float">
            <text:p>18.989</text:p>
          </table:table-cell>
          <table:table-cell office:value-type="float" office:value="48.874" calcext:value-type="float">
            <text:p>48.874</text:p>
          </table:table-cell>
          <table:table-cell office:value-type="float" office:value="16.351" calcext:value-type="float">
            <text:p>16.351</text:p>
          </table:table-cell>
          <table:table-cell office:value-type="float" office:value="19.483" calcext:value-type="float">
            <text:p>19.483</text:p>
          </table:table-cell>
          <table:table-cell office:value-type="float" office:value="26.12" calcext:value-type="float">
            <text:p>26.12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StepDown" table:style-name="ta1">
        <table:shapes>
          <draw:frame draw:z-index="0" draw:style-name="gr1" draw:text-style-name="P1" svg:width="11.4583in" svg:height="5.3453in" svg:x="4.0276in" svg:y="0.0354in">
            <draw:object draw:notify-on-update-of-ranges="StepDown.B1:StepDown.B28 StepDown.F1:StepDown.F28 StepDown.G1:StepDown.G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17-02-26T19:27:55+0100</text:p>
          </table:table-cell>
          <table:table-cell office:value-type="float" office:value="18.98" calcext:value-type="float">
            <text:p>18.98</text:p>
          </table:table-cell>
          <table:table-cell office:value-type="float" office:value="49.183" calcext:value-type="float">
            <text:p>49.183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47.58" calcext:value-type="float">
            <text:p>47.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32:55+0100</text:p>
          </table:table-cell>
          <table:table-cell office:value-type="float" office:value="19.007" calcext:value-type="float">
            <text:p>19.007</text:p>
          </table:table-cell>
          <table:table-cell office:value-type="float" office:value="49.111" calcext:value-type="float">
            <text:p>49.111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32.64" calcext:value-type="float">
            <text:p>32.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37:55+0100</text:p>
          </table:table-cell>
          <table:table-cell office:value-type="float" office:value="19.013" calcext:value-type="float">
            <text:p>19.013</text:p>
          </table:table-cell>
          <table:table-cell office:value-type="float" office:value="49.108" calcext:value-type="float">
            <text:p>49.108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36.89" calcext:value-type="float">
            <text:p>36.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43:00+0100</text:p>
          </table:table-cell>
          <table:table-cell office:value-type="float" office:value="19.012" calcext:value-type="float">
            <text:p>19.012</text:p>
          </table:table-cell>
          <table:table-cell office:value-type="float" office:value="49.082" calcext:value-type="float">
            <text:p>49.082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32.12" calcext:value-type="float">
            <text:p>32.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2-26T19:48:00+0100</text:p>
          </table:table-cell>
          <table:table-cell office:value-type="float" office:value="18.976" calcext:value-type="float">
            <text:p>18.976</text:p>
          </table:table-cell>
          <table:table-cell office:value-type="float" office:value="49.159" calcext:value-type="float">
            <text:p>49.159</text:p>
          </table:table-cell>
          <table:table-cell office:value-type="float" office:value="16.25" calcext:value-type="float">
            <text:p>16.2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19:53:05+0100</text:p>
          </table:table-cell>
          <table:table-cell office:value-type="float" office:value="18.824" calcext:value-type="float">
            <text:p>18.824</text:p>
          </table:table-cell>
          <table:table-cell office:value-type="float" office:value="49.463" calcext:value-type="float">
            <text:p>49.463</text:p>
          </table:table-cell>
          <table:table-cell office:value-type="float" office:value="16.171" calcext:value-type="float">
            <text:p>16.171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19:58:05+0100</text:p>
          </table:table-cell>
          <table:table-cell office:value-type="float" office:value="18.678" calcext:value-type="float">
            <text:p>18.678</text:p>
          </table:table-cell>
          <table:table-cell office:value-type="float" office:value="49.795" calcext:value-type="float">
            <text:p>49.795</text:p>
          </table:table-cell>
          <table:table-cell office:value-type="float" office:value="16.086" calcext:value-type="float">
            <text:p>16.086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03:05+0100</text:p>
          </table:table-cell>
          <table:table-cell office:value-type="float" office:value="18.544" calcext:value-type="float">
            <text:p>18.544</text:p>
          </table:table-cell>
          <table:table-cell office:value-type="float" office:value="50.114" calcext:value-type="float">
            <text:p>50.114</text:p>
          </table:table-cell>
          <table:table-cell office:value-type="float" office:value="15.977" calcext:value-type="float">
            <text:p>15.977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08:10+0100</text:p>
          </table:table-cell>
          <table:table-cell office:value-type="float" office:value="18.421" calcext:value-type="float">
            <text:p>18.421</text:p>
          </table:table-cell>
          <table:table-cell office:value-type="float" office:value="50.456" calcext:value-type="float">
            <text:p>50.456</text:p>
          </table:table-cell>
          <table:table-cell office:value-type="float" office:value="15.89" calcext:value-type="float">
            <text:p>15.89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13:10+0100</text:p>
          </table:table-cell>
          <table:table-cell office:value-type="float" office:value="18.349" calcext:value-type="float">
            <text:p>18.349</text:p>
          </table:table-cell>
          <table:table-cell office:value-type="float" office:value="50.744" calcext:value-type="float">
            <text:p>50.744</text:p>
          </table:table-cell>
          <table:table-cell office:value-type="float" office:value="15.805" calcext:value-type="float">
            <text:p>15.80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18:10+0100</text:p>
          </table:table-cell>
          <table:table-cell office:value-type="float" office:value="18.249" calcext:value-type="float">
            <text:p>18.249</text:p>
          </table:table-cell>
          <table:table-cell office:value-type="float" office:value="50.866" calcext:value-type="float">
            <text:p>50.866</text:p>
          </table:table-cell>
          <table:table-cell office:value-type="float" office:value="15.733" calcext:value-type="float">
            <text:p>15.733</text:p>
          </table:table-cell>
          <table:table-cell office:value-type="float" office:value="19.492" calcext:value-type="float">
            <text:p>19.49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23:15+0100</text:p>
          </table:table-cell>
          <table:table-cell office:value-type="float" office:value="18.174" calcext:value-type="float">
            <text:p>18.174</text:p>
          </table:table-cell>
          <table:table-cell office:value-type="float" office:value="50.922" calcext:value-type="float">
            <text:p>50.922</text:p>
          </table:table-cell>
          <table:table-cell office:value-type="float" office:value="15.662" calcext:value-type="float">
            <text:p>15.662</text:p>
          </table:table-cell>
          <table:table-cell office:value-type="float" office:value="19.213" calcext:value-type="float">
            <text:p>19.21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28:15+0100</text:p>
          </table:table-cell>
          <table:table-cell office:value-type="float" office:value="18.109" calcext:value-type="float">
            <text:p>18.109</text:p>
          </table:table-cell>
          <table:table-cell office:value-type="float" office:value="50.946" calcext:value-type="float">
            <text:p>50.946</text:p>
          </table:table-cell>
          <table:table-cell office:value-type="float" office:value="15.603" calcext:value-type="float">
            <text:p>15.6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33:15+0100</text:p>
          </table:table-cell>
          <table:table-cell office:value-type="float" office:value="18.044" calcext:value-type="float">
            <text:p>18.044</text:p>
          </table:table-cell>
          <table:table-cell office:value-type="float" office:value="51.016" calcext:value-type="float">
            <text:p>51.016</text:p>
          </table:table-cell>
          <table:table-cell office:value-type="float" office:value="15.552" calcext:value-type="float">
            <text:p>15.552</text:p>
          </table:table-cell>
          <table:table-cell office:value-type="float" office:value="19" calcext:value-type="float">
            <text:p>19</text:p>
          </table:table-cell>
          <table:table-cell office:value-type="float" office:value="4.66" calcext:value-type="float">
            <text:p>4.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38:20+0100</text:p>
          </table:table-cell>
          <table:table-cell office:value-type="float" office:value="17.985" calcext:value-type="float">
            <text:p>17.985</text:p>
          </table:table-cell>
          <table:table-cell office:value-type="float" office:value="51.057" calcext:value-type="float">
            <text:p>51.057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2.18" calcext:value-type="float">
            <text:p>12.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43:20+0100</text:p>
          </table:table-cell>
          <table:table-cell office:value-type="float" office:value="17.978" calcext:value-type="float">
            <text:p>17.978</text:p>
          </table:table-cell>
          <table:table-cell office:value-type="float" office:value="51.093" calcext:value-type="float">
            <text:p>51.093</text:p>
          </table:table-cell>
          <table:table-cell office:value-type="float" office:value="15.498" calcext:value-type="float">
            <text:p>15.498</text:p>
          </table:table-cell>
          <table:table-cell office:value-type="float" office:value="19" calcext:value-type="float">
            <text:p>19</text:p>
          </table:table-cell>
          <table:table-cell office:value-type="float" office:value="14.21" calcext:value-type="float">
            <text:p>14.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48:20+0100</text:p>
          </table:table-cell>
          <table:table-cell office:value-type="float" office:value="18.017" calcext:value-type="float">
            <text:p>18.017</text:p>
          </table:table-cell>
          <table:table-cell office:value-type="float" office:value="50.977" calcext:value-type="float">
            <text:p>50.977</text:p>
          </table:table-cell>
          <table:table-cell office:value-type="float" office:value="15.487" calcext:value-type="float">
            <text:p>15.487</text:p>
          </table:table-cell>
          <table:table-cell office:value-type="float" office:value="19" calcext:value-type="float">
            <text:p>19</text:p>
          </table:table-cell>
          <table:table-cell office:value-type="float" office:value="3.96" calcext:value-type="float">
            <text:p>3.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53:20+0100</text:p>
          </table:table-cell>
          <table:table-cell office:value-type="float" office:value="17.995" calcext:value-type="float">
            <text:p>17.995</text:p>
          </table:table-cell>
          <table:table-cell office:value-type="float" office:value="50.925" calcext:value-type="float">
            <text:p>50.925</text:p>
          </table:table-cell>
          <table:table-cell office:value-type="float" office:value="15.441" calcext:value-type="float">
            <text:p>15.441</text:p>
          </table:table-cell>
          <table:table-cell office:value-type="float" office:value="19" calcext:value-type="float">
            <text:p>19</text:p>
          </table:table-cell>
          <table:table-cell office:value-type="float" office:value="12.03" calcext:value-type="float">
            <text:p>12.0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0:58:20+0100</text:p>
          </table:table-cell>
          <table:table-cell office:value-type="float" office:value="17.983" calcext:value-type="float">
            <text:p>17.983</text:p>
          </table:table-cell>
          <table:table-cell office:value-type="float" office:value="50.866" calcext:value-type="float">
            <text:p>50.866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8.04" calcext:value-type="float">
            <text:p>8.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03:25+0100</text:p>
          </table:table-cell>
          <table:table-cell office:value-type="float" office:value="17.952" calcext:value-type="float">
            <text:p>17.952</text:p>
          </table:table-cell>
          <table:table-cell office:value-type="float" office:value="50.859" calcext:value-type="float">
            <text:p>50.859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19.22" calcext:value-type="float">
            <text:p>19.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08:25+0100</text:p>
          </table:table-cell>
          <table:table-cell office:value-type="float" office:value="17.965" calcext:value-type="float">
            <text:p>17.965</text:p>
          </table:table-cell>
          <table:table-cell office:value-type="float" office:value="50.668" calcext:value-type="float">
            <text:p>50.668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10.42" calcext:value-type="float">
            <text:p>10.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13:25+0100</text:p>
          </table:table-cell>
          <table:table-cell office:value-type="float" office:value="17.961" calcext:value-type="float">
            <text:p>17.961</text:p>
          </table:table-cell>
          <table:table-cell office:value-type="float" office:value="50.608" calcext:value-type="float">
            <text:p>50.608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18.93" calcext:value-type="float">
            <text:p>18.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18:25+0100</text:p>
          </table:table-cell>
          <table:table-cell office:value-type="float" office:value="17.968" calcext:value-type="float">
            <text:p>17.968</text:p>
          </table:table-cell>
          <table:table-cell office:value-type="float" office:value="50.46" calcext:value-type="float">
            <text:p>50.46</text:p>
          </table:table-cell>
          <table:table-cell office:value-type="float" office:value="15.437" calcext:value-type="float">
            <text:p>15.437</text:p>
          </table:table-cell>
          <table:table-cell office:value-type="float" office:value="19" calcext:value-type="float">
            <text:p>19</text:p>
          </table:table-cell>
          <table:table-cell office:value-type="float" office:value="27.82" calcext:value-type="float">
            <text:p>27.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23:25+0100</text:p>
          </table:table-cell>
          <table:table-cell office:value-type="float" office:value="18.003" calcext:value-type="float">
            <text:p>18.003</text:p>
          </table:table-cell>
          <table:table-cell office:value-type="float" office:value="50.257" calcext:value-type="float">
            <text:p>50.257</text:p>
          </table:table-cell>
          <table:table-cell office:value-type="float" office:value="15.465" calcext:value-type="float">
            <text:p>15.465</text:p>
          </table:table-cell>
          <table:table-cell office:value-type="float" office:value="19" calcext:value-type="float">
            <text:p>19</text:p>
          </table:table-cell>
          <table:table-cell office:value-type="float" office:value="14.11" calcext:value-type="float">
            <text:p>14.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28:25+0100</text:p>
          </table:table-cell>
          <table:table-cell office:value-type="float" office:value="17.98" calcext:value-type="float">
            <text:p>17.98</text:p>
          </table:table-cell>
          <table:table-cell office:value-type="float" office:value="50.244" calcext:value-type="float">
            <text:p>50.244</text:p>
          </table:table-cell>
          <table:table-cell office:value-type="float" office:value="15.495" calcext:value-type="float">
            <text:p>15.495</text:p>
          </table:table-cell>
          <table:table-cell office:value-type="float" office:value="19" calcext:value-type="float">
            <text:p>19</text:p>
          </table:table-cell>
          <table:table-cell office:value-type="float" office:value="18.35" calcext:value-type="float">
            <text:p>18.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33:25+0100</text:p>
          </table:table-cell>
          <table:table-cell office:value-type="float" office:value="17.982" calcext:value-type="float">
            <text:p>17.982</text:p>
          </table:table-cell>
          <table:table-cell office:value-type="float" office:value="50.246" calcext:value-type="float">
            <text:p>50.246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4.41" calcext:value-type="float">
            <text:p>14.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38:25+0100</text:p>
          </table:table-cell>
          <table:table-cell office:value-type="float" office:value="17.984" calcext:value-type="float">
            <text:p>17.984</text:p>
          </table:table-cell>
          <table:table-cell office:value-type="float" office:value="50.19" calcext:value-type="float">
            <text:p>50.19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8.82" calcext:value-type="float">
            <text:p>18.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2-26T21:43:25+0100</text:p>
          </table:table-cell>
          <table:table-cell office:value-type="float" office:value="17.979" calcext:value-type="float">
            <text:p>17.979</text:p>
          </table:table-cell>
          <table:table-cell office:value-type="float" office:value="50.205" calcext:value-type="float">
            <text:p>50.20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21.79" calcext:value-type="float">
            <text:p>21.7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00:19:30.840693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27T20:21:49.384853354</dc:date>
    <dc:creator>Håkan Brolin</dc:creator>
    <meta:editing-duration>PT20H26M4S</meta:editing-duration>
    <meta:editing-cycles>21</meta:editing-cycles>
    <meta:document-statistic meta:table-count="3" meta:cell-count="16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minimum="17.75" chart:maximum="19.7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652cm" svg:height="7.858cm" xlink:href=".." xlink:type="simple" chart:class="chart:line" chart:style-name="ch1">
        <chart:legend chart:legend-position="top" svg:x="11.491cm" svg:y="0.185cm" style:legend-expansion="wide" chart:style-name="ch2"/>
        <chart:plot-area chart:style-name="ch3" table:cell-range-address="All.A1:All.B162 All.G1:All.G162" chart:data-source-has-labels="both" svg:x="0.533cm" svg:y="0.94cm" svg:width="25.586cm" svg:height="6.761cm">
          <chartooo:coordinate-region svg:x="3.181cm" svg:y="1.139cm" svg:width="22.817cm" svg:height="3.543cm"/>
          <chart:axis chart:dimension="x" chart:name="primary-x" chart:style-name="ch4" chartooo:axis-type="auto">
            <chartooo:date-scale/>
            <chart:categories table:cell-range-address="All.A1:All.A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1:All.B162" chart:label-cell-address="actual" chart:class="chart:line">
            <chart:data-point chart:repeated="162"/>
          </chart:series>
          <chart:series chart:style-name="ch8" chart:values-cell-range-address="All.G1:All.G162" chart:label-cell-address="set" chart:class="chart:line">
            <chart:data-point chart:repeated="16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2017-02-26T16:16:50+0100</text:p>
                <draw:g>
                  <svg:desc>All.A1:All.A162</svg:desc>
                </draw:g>
              </table:table-cell>
              <table:table-cell office:value-type="float" office:value="18.868">
                <text:p>18.868</text:p>
                <draw:g>
                  <svg:desc>All.B1:All.B162</svg:desc>
                </draw:g>
              </table:table-cell>
              <table:table-cell office:value-type="float" office:value="19">
                <text:p>19</text:p>
                <draw:g>
                  <svg:desc>All.G1:All.G162</svg:desc>
                </draw:g>
              </table:table-cell>
            </table:table-row>
            <table:table-row>
              <table:table-cell office:value-type="string">
                <text:p>2017-02-26T16:21:55+0100</text:p>
              </table:table-cell>
              <table:table-cell office:value-type="float" office:value="18.983">
                <text:p>18.9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26:55+0100</text:p>
              </table:table-cell>
              <table:table-cell office:value-type="float" office:value="18.914">
                <text:p>18.9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31:55+0100</text:p>
              </table:table-cell>
              <table:table-cell office:value-type="float" office:value="18.947">
                <text:p>18.9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36:55+0100</text:p>
              </table:table-cell>
              <table:table-cell office:value-type="float" office:value="18.956">
                <text:p>18.9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42:00+0100</text:p>
              </table:table-cell>
              <table:table-cell office:value-type="float" office:value="18.965">
                <text:p>18.9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47:00+0100</text:p>
              </table:table-cell>
              <table:table-cell office:value-type="float" office:value="18.981">
                <text:p>18.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52:00+0100</text:p>
              </table:table-cell>
              <table:table-cell office:value-type="float" office:value="18.971">
                <text:p>18.9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6:57:00+0100</text:p>
              </table:table-cell>
              <table:table-cell office:value-type="float" office:value="18.982">
                <text:p>18.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02:00+0100</text:p>
              </table:table-cell>
              <table:table-cell office:value-type="float" office:value="18.977">
                <text:p>18.9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07:00+0100</text:p>
              </table:table-cell>
              <table:table-cell office:value-type="float" office:value="18.978">
                <text:p>18.9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12:05+0100</text:p>
              </table:table-cell>
              <table:table-cell office:value-type="float" office:value="19.034">
                <text:p>19.0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17:10+0100</text:p>
              </table:table-cell>
              <table:table-cell office:value-type="float" office:value="19.017">
                <text:p>19.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22:10+0100</text:p>
              </table:table-cell>
              <table:table-cell office:value-type="float" office:value="19.002">
                <text:p>19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27:10+0100</text:p>
              </table:table-cell>
              <table:table-cell office:value-type="float" office:value="18.982">
                <text:p>18.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32:10+0100</text:p>
              </table:table-cell>
              <table:table-cell office:value-type="float" office:value="19.037">
                <text:p>19.0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37:15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42:15+0100</text:p>
              </table:table-cell>
              <table:table-cell office:value-type="float" office:value="18.977">
                <text:p>18.9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47:15+010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52:20+0100</text:p>
              </table:table-cell>
              <table:table-cell office:value-type="float" office:value="18.986">
                <text:p>18.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7:57:25+0100</text:p>
              </table:table-cell>
              <table:table-cell office:value-type="float" office:value="18.972">
                <text:p>18.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02:25+0100</text:p>
              </table:table-cell>
              <table:table-cell office:value-type="float" office:value="18.985">
                <text:p>18.9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07:25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12:25+0100</text:p>
              </table:table-cell>
              <table:table-cell office:value-type="float" office:value="18.984">
                <text:p>18.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17:25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22:30+0100</text:p>
              </table:table-cell>
              <table:table-cell office:value-type="float" office:value="18.989">
                <text:p>18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27:30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32:35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37:35+0100</text:p>
              </table:table-cell>
              <table:table-cell office:value-type="float" office:value="18.989">
                <text:p>18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42:35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47:40+0100</text:p>
              </table:table-cell>
              <table:table-cell office:value-type="float" office:value="19.014">
                <text:p>19.0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52:40+0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8:57:45+0100</text:p>
              </table:table-cell>
              <table:table-cell office:value-type="float" office:value="18.977">
                <text:p>18.9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02:45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07:45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12:50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17:50+0100</text:p>
              </table:table-cell>
              <table:table-cell office:value-type="float" office:value="18.982">
                <text:p>18.9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22:55+0100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27:55+0100</text:p>
              </table:table-cell>
              <table:table-cell office:value-type="float" office:value="18.98">
                <text:p>18.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32:55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37:55+0100</text:p>
              </table:table-cell>
              <table:table-cell office:value-type="float" office:value="19.013">
                <text:p>19.0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43:00+0100</text:p>
              </table:table-cell>
              <table:table-cell office:value-type="float" office:value="19.012">
                <text:p>19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19:48:00+0100</text:p>
              </table:table-cell>
              <table:table-cell office:value-type="float" office:value="18.976">
                <text:p>18.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19:53:05+0100</text:p>
              </table:table-cell>
              <table:table-cell office:value-type="float" office:value="18.824">
                <text:p>18.8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19:58:05+0100</text:p>
              </table:table-cell>
              <table:table-cell office:value-type="float" office:value="18.678">
                <text:p>18.6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03:05+0100</text:p>
              </table:table-cell>
              <table:table-cell office:value-type="float" office:value="18.544">
                <text:p>18.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08:10+0100</text:p>
              </table:table-cell>
              <table:table-cell office:value-type="float" office:value="18.421">
                <text:p>18.4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13:10+0100</text:p>
              </table:table-cell>
              <table:table-cell office:value-type="float" office:value="18.349">
                <text:p>18.3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18:10+0100</text:p>
              </table:table-cell>
              <table:table-cell office:value-type="float" office:value="18.249">
                <text:p>18.2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23:15+0100</text:p>
              </table:table-cell>
              <table:table-cell office:value-type="float" office:value="18.174">
                <text:p>18.1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28:15+0100</text:p>
              </table:table-cell>
              <table:table-cell office:value-type="float" office:value="18.109">
                <text:p>18.1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33:15+0100</text:p>
              </table:table-cell>
              <table:table-cell office:value-type="float" office:value="18.044">
                <text:p>18.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38:20+0100</text:p>
              </table:table-cell>
              <table:table-cell office:value-type="float" office:value="17.985">
                <text:p>17.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43:20+0100</text:p>
              </table:table-cell>
              <table:table-cell office:value-type="float" office:value="17.978">
                <text:p>17.9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48:20+0100</text:p>
              </table:table-cell>
              <table:table-cell office:value-type="float" office:value="18.017">
                <text:p>18.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53:20+0100</text:p>
              </table:table-cell>
              <table:table-cell office:value-type="float" office:value="17.995">
                <text:p>17.9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0:58:20+0100</text:p>
              </table:table-cell>
              <table:table-cell office:value-type="float" office:value="17.983">
                <text:p>17.9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03:25+0100</text:p>
              </table:table-cell>
              <table:table-cell office:value-type="float" office:value="17.952">
                <text:p>17.9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08:25+0100</text:p>
              </table:table-cell>
              <table:table-cell office:value-type="float" office:value="17.965">
                <text:p>17.9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13:25+0100</text:p>
              </table:table-cell>
              <table:table-cell office:value-type="float" office:value="17.961">
                <text:p>17.9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18:25+0100</text:p>
              </table:table-cell>
              <table:table-cell office:value-type="float" office:value="17.968">
                <text:p>17.9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23:25+0100</text:p>
              </table:table-cell>
              <table:table-cell office:value-type="float" office:value="18.003">
                <text:p>18.0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28:25+0100</text:p>
              </table:table-cell>
              <table:table-cell office:value-type="float" office:value="17.98">
                <text:p>17.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33:25+0100</text:p>
              </table:table-cell>
              <table:table-cell office:value-type="float" office:value="17.982">
                <text:p>17.9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38:25+0100</text:p>
              </table:table-cell>
              <table:table-cell office:value-type="float" office:value="17.984">
                <text:p>17.9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43:25+0100</text:p>
              </table:table-cell>
              <table:table-cell office:value-type="float" office:value="17.979">
                <text:p>17.9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48:25+0100</text:p>
              </table:table-cell>
              <table:table-cell office:value-type="float" office:value="17.977">
                <text:p>17.9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53:25+0100</text:p>
              </table:table-cell>
              <table:table-cell office:value-type="float" office:value="17.995">
                <text:p>17.9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1:58:25+0100</text:p>
              </table:table-cell>
              <table:table-cell office:value-type="float" office:value="17.996">
                <text:p>17.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2:03:25+0100</text:p>
              </table:table-cell>
              <table:table-cell office:value-type="float" office:value="17.985">
                <text:p>17.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2:08:25+0100</text:p>
              </table:table-cell>
              <table:table-cell office:value-type="float" office:value="17.989">
                <text:p>17.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2:13:25+0100</text:p>
              </table:table-cell>
              <table:table-cell office:value-type="float" office:value="18.001">
                <text:p>18.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2:18:25+0100</text:p>
              </table:table-cell>
              <table:table-cell office:value-type="float" office:value="17.987">
                <text:p>17.9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2:23:25+0100</text:p>
              </table:table-cell>
              <table:table-cell office:value-type="float" office:value="17.985">
                <text:p>17.9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-02-26T22:28:25+0100</text:p>
              </table:table-cell>
              <table:table-cell office:value-type="float" office:value="18.129">
                <text:p>18.1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2:33:25+0100</text:p>
              </table:table-cell>
              <table:table-cell office:value-type="float" office:value="18.579">
                <text:p>18.5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2:38:25+0100</text:p>
              </table:table-cell>
              <table:table-cell office:value-type="float" office:value="18.955">
                <text:p>18.9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2:43:25+0100</text:p>
              </table:table-cell>
              <table:table-cell office:value-type="float" office:value="19.143">
                <text:p>19.1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2:48:25+0100</text:p>
              </table:table-cell>
              <table:table-cell office:value-type="float" office:value="19.231">
                <text:p>19.2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2:53:30+0100</text:p>
              </table:table-cell>
              <table:table-cell office:value-type="float" office:value="19.222">
                <text:p>19.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2:58:30+0100</text:p>
              </table:table-cell>
              <table:table-cell office:value-type="float" office:value="19.184">
                <text:p>19.1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03:30+0100</text:p>
              </table:table-cell>
              <table:table-cell office:value-type="float" office:value="19.118">
                <text:p>19.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08:30+0100</text:p>
              </table:table-cell>
              <table:table-cell office:value-type="float" office:value="19.118">
                <text:p>19.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13:30+0100</text:p>
              </table:table-cell>
              <table:table-cell office:value-type="float" office:value="19.087">
                <text:p>19.0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18:30+0100</text:p>
              </table:table-cell>
              <table:table-cell office:value-type="float" office:value="19.085">
                <text:p>19.0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23:30+0100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28:30+0100</text:p>
              </table:table-cell>
              <table:table-cell office:value-type="float" office:value="19.019">
                <text:p>19.0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33:30+0100</text:p>
              </table:table-cell>
              <table:table-cell office:value-type="float" office:value="19.016">
                <text:p>19.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38:30+0100</text:p>
              </table:table-cell>
              <table:table-cell office:value-type="float" office:value="19.039">
                <text:p>19.0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43:30+0100</text:p>
              </table:table-cell>
              <table:table-cell office:value-type="float" office:value="19.04">
                <text:p>19.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48:30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53:30+0100</text:p>
              </table:table-cell>
              <table:table-cell office:value-type="float" office:value="19.013">
                <text:p>19.0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6T23:58:30+0100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03:30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08:30+0100</text:p>
              </table:table-cell>
              <table:table-cell office:value-type="float" office:value="18.987">
                <text:p>18.9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13:35+0100</text:p>
              </table:table-cell>
              <table:table-cell office:value-type="float" office:value="19.024">
                <text:p>19.0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18:35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23:35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28:35+0100</text:p>
              </table:table-cell>
              <table:table-cell office:value-type="float" office:value="19.009">
                <text:p>19.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33:35+010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38:36+0100</text:p>
              </table:table-cell>
              <table:table-cell office:value-type="float" office:value="19.025">
                <text:p>19.0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43:40+0100</text:p>
              </table:table-cell>
              <table:table-cell office:value-type="float" office:value="19.023">
                <text:p>19.0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48:40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53:45+0100</text:p>
              </table:table-cell>
              <table:table-cell office:value-type="float" office:value="19.021">
                <text:p>19.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0:58:45+0100</text:p>
              </table:table-cell>
              <table:table-cell office:value-type="float" office:value="19.012">
                <text:p>19.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03:45+0100</text:p>
              </table:table-cell>
              <table:table-cell office:value-type="float" office:value="19.043">
                <text:p>19.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08:45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13:45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18:45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23:45+0100</text:p>
              </table:table-cell>
              <table:table-cell office:value-type="float" office:value="18.979">
                <text:p>18.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28:45+0100</text:p>
              </table:table-cell>
              <table:table-cell office:value-type="float" office:value="19.018">
                <text:p>19.0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33:45+0100</text:p>
              </table:table-cell>
              <table:table-cell office:value-type="float" office:value="18.972">
                <text:p>18.9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38:45+0100</text:p>
              </table:table-cell>
              <table:table-cell office:value-type="float" office:value="19.019">
                <text:p>19.0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43:45+0100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48:45+0100</text:p>
              </table:table-cell>
              <table:table-cell office:value-type="float" office:value="18.97">
                <text:p>1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53:45+0100</text:p>
              </table:table-cell>
              <table:table-cell office:value-type="float" office:value="18.989">
                <text:p>18.9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1:58:45+0100</text:p>
              </table:table-cell>
              <table:table-cell office:value-type="float" office:value="18.984">
                <text:p>18.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03:50+0100</text:p>
              </table:table-cell>
              <table:table-cell office:value-type="float" office:value="19.005">
                <text:p>19.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08:50+0100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13:50+0100</text:p>
              </table:table-cell>
              <table:table-cell office:value-type="float" office:value="18.986">
                <text:p>18.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18:55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23:55+0100</text:p>
              </table:table-cell>
              <table:table-cell office:value-type="float" office:value="19.009">
                <text:p>19.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28:55+0100</text:p>
              </table:table-cell>
              <table:table-cell office:value-type="float" office:value="19.001">
                <text:p>19.0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33:55+0100</text:p>
              </table:table-cell>
              <table:table-cell office:value-type="float" office:value="18.997">
                <text:p>18.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38:55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43:55+0100</text:p>
              </table:table-cell>
              <table:table-cell office:value-type="float" office:value="19.01">
                <text:p>19.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48:55+0100</text:p>
              </table:table-cell>
              <table:table-cell office:value-type="float" office:value="18.984">
                <text:p>18.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53:55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2:59:00+0100</text:p>
              </table:table-cell>
              <table:table-cell office:value-type="float" office:value="18.998">
                <text:p>18.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04:00+0100</text:p>
              </table:table-cell>
              <table:table-cell office:value-type="float" office:value="19.002">
                <text:p>19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09:00+0100</text:p>
              </table:table-cell>
              <table:table-cell office:value-type="float" office:value="19.015">
                <text:p>19.0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14:05+0100</text:p>
              </table:table-cell>
              <table:table-cell office:value-type="float" office:value="18.995">
                <text:p>18.9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19:05+0100</text:p>
              </table:table-cell>
              <table:table-cell office:value-type="float" office:value="19.037">
                <text:p>19.0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24:05+0100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29:10+0100</text:p>
              </table:table-cell>
              <table:table-cell office:value-type="float" office:value="19.011">
                <text:p>19.0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34:10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39:10+0100</text:p>
              </table:table-cell>
              <table:table-cell office:value-type="float" office:value="18.992">
                <text:p>18.9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44:15+0100</text:p>
              </table:table-cell>
              <table:table-cell office:value-type="float" office:value="18.984">
                <text:p>18.9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49:15+0100</text:p>
              </table:table-cell>
              <table:table-cell office:value-type="float" office:value="18.99">
                <text:p>18.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54:15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3:59:20+0100</text:p>
              </table:table-cell>
              <table:table-cell office:value-type="float" office:value="19.005">
                <text:p>19.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04:20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09:25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14:25+0100</text:p>
              </table:table-cell>
              <table:table-cell office:value-type="float" office:value="19.002">
                <text:p>19.0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19:25+0100</text:p>
              </table:table-cell>
              <table:table-cell office:value-type="float" office:value="18.979">
                <text:p>18.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24:30+0100</text:p>
              </table:table-cell>
              <table:table-cell office:value-type="float" office:value="19.02">
                <text:p>19.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29:30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34:30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39:30+0100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44:30+0100</text:p>
              </table:table-cell>
              <table:table-cell office:value-type="float" office:value="19.004">
                <text:p>19.0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49:30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54:30+0100</text:p>
              </table:table-cell>
              <table:table-cell office:value-type="float" office:value="19.008">
                <text:p>19.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4:59:30+0100</text:p>
              </table:table-cell>
              <table:table-cell office:value-type="float" office:value="19.014">
                <text:p>19.0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04:30+0100</text:p>
              </table:table-cell>
              <table:table-cell office:value-type="float" office:value="18.991">
                <text:p>18.9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09:30+0100</text:p>
              </table:table-cell>
              <table:table-cell office:value-type="float" office:value="18.986">
                <text:p>18.9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14:30+0100</text:p>
              </table:table-cell>
              <table:table-cell office:value-type="float" office:value="18.999">
                <text:p>18.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19:30+0100</text:p>
              </table:table-cell>
              <table:table-cell office:value-type="float" office:value="19.017">
                <text:p>19.0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24:30+0100</text:p>
              </table:table-cell>
              <table:table-cell office:value-type="float" office:value="19.003">
                <text:p>19.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29:30+0100</text:p>
              </table:table-cell>
              <table:table-cell office:value-type="float" office:value="19.041">
                <text:p>19.0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34:35+0100</text:p>
              </table:table-cell>
              <table:table-cell office:value-type="float" office:value="18.987">
                <text:p>18.9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39:35+0100</text:p>
              </table:table-cell>
              <table:table-cell office:value-type="float" office:value="18.996">
                <text:p>18.9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-02-27T05:44:35+0100</text:p>
              </table:table-cell>
              <table:table-cell office:value-type="float" office:value="19.007">
                <text:p>19.00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interval-major="10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46cm" svg:height="8.43cm" xlink:href=".." xlink:type="simple" chart:class="chart:line" chart:style-name="ch1">
        <chart:legend chart:legend-position="top" svg:x="12.275cm" svg:y="0.185cm" style:legend-expansion="wide" chart:style-name="ch2"/>
        <chart:plot-area chart:style-name="ch3" table:cell-range-address="All.A1:All.A162 All.F1:All.F162" chart:data-source-has-labels="both" svg:x="0.526cm" svg:y="0.951cm" svg:width="25.294cm" svg:height="7.311cm">
          <chartooo:coordinate-region svg:x="3.174cm" svg:y="1.15cm" svg:width="22.524cm" svg:height="4.093cm"/>
          <chart:axis chart:dimension="x" chart:name="primary-x" chart:style-name="ch4" chartooo:axis-type="auto">
            <chartooo:date-scale/>
            <chart:categories table:cell-range-address="All.A1:All.A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F1:All.F162" chart:label-cell-address="duty" chart:class="chart:line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ty</text:p>
              </table:table-cell>
            </table:table-row>
          </table:table-header-rows>
          <table:table-rows>
            <table:table-row>
              <table:table-cell office:value-type="string">
                <text:p>2017-02-26T16:16:50+0100</text:p>
                <draw:g>
                  <svg:desc>All.A1:All.A162</svg:desc>
                </draw:g>
              </table:table-cell>
              <table:table-cell office:value-type="float" office:value="33.9">
                <text:p>33.9</text:p>
                <draw:g>
                  <svg:desc>All.F1:All.F162</svg:desc>
                </draw:g>
              </table:table-cell>
            </table:table-row>
            <table:table-row>
              <table:table-cell office:value-type="string">
                <text:p>2017-02-26T16:21:55+0100</text:p>
              </table:table-cell>
              <table:table-cell office:value-type="float" office:value="39.41">
                <text:p>39.41</text:p>
              </table:table-cell>
            </table:table-row>
            <table:table-row>
              <table:table-cell office:value-type="string">
                <text:p>2017-02-26T16:26:55+0100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2017-02-26T16:31:55+0100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017-02-26T16:36:55+0100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2017-02-26T16:42:00+0100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2017-02-26T16:47:00+0100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2017-02-26T16:52:00+0100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2017-02-26T16:57:00+0100</text:p>
              </table:table-cell>
              <table:table-cell office:value-type="float" office:value="35.71">
                <text:p>35.71</text:p>
              </table:table-cell>
            </table:table-row>
            <table:table-row>
              <table:table-cell office:value-type="string">
                <text:p>2017-02-26T17:02:00+0100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017-02-26T17:07:00+0100</text:p>
              </table:table-cell>
              <table:table-cell office:value-type="float" office:value="38.45">
                <text:p>38.45</text:p>
              </table:table-cell>
            </table:table-row>
            <table:table-row>
              <table:table-cell office:value-type="string">
                <text:p>2017-02-26T17:12:05+0100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2017-02-26T17:17:10+0100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2017-02-26T17:22:10+0100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2017-02-26T17:27:10+0100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2017-02-26T17:32:10+0100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2017-02-26T17:37:15+0100</text:p>
              </table:table-cell>
              <table:table-cell office:value-type="float" office:value="28.89">
                <text:p>28.89</text:p>
              </table:table-cell>
            </table:table-row>
            <table:table-row>
              <table:table-cell office:value-type="string">
                <text:p>2017-02-26T17:42:15+0100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string">
                <text:p>2017-02-26T17:47:15+0100</text:p>
              </table:table-cell>
              <table:table-cell office:value-type="float" office:value="36.08">
                <text:p>36.08</text:p>
              </table:table-cell>
            </table:table-row>
            <table:table-row>
              <table:table-cell office:value-type="string">
                <text:p>2017-02-26T17:52:20+0100</text:p>
              </table:table-cell>
              <table:table-cell office:value-type="float" office:value="30.89">
                <text:p>30.89</text:p>
              </table:table-cell>
            </table:table-row>
            <table:table-row>
              <table:table-cell office:value-type="string">
                <text:p>2017-02-26T17:57:25+0100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2017-02-26T18:02:25+0100</text:p>
              </table:table-cell>
              <table:table-cell office:value-type="float" office:value="29.53">
                <text:p>29.53</text:p>
              </table:table-cell>
            </table:table-row>
            <table:table-row>
              <table:table-cell office:value-type="string">
                <text:p>2017-02-26T18:07:25+0100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2017-02-26T18:12:25+0100</text:p>
              </table:table-cell>
              <table:table-cell office:value-type="float" office:value="36.47">
                <text:p>36.47</text:p>
              </table:table-cell>
            </table:table-row>
            <table:table-row>
              <table:table-cell office:value-type="string">
                <text:p>2017-02-26T18:17:25+0100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017-02-26T18:22:30+01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2017-02-26T18:27:30+0100</text:p>
              </table:table-cell>
              <table:table-cell office:value-type="float" office:value="32.82">
                <text:p>32.82</text:p>
              </table:table-cell>
            </table:table-row>
            <table:table-row>
              <table:table-cell office:value-type="string">
                <text:p>2017-02-26T18:32:35+0100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2017-02-26T18:37:35+0100</text:p>
              </table:table-cell>
              <table:table-cell office:value-type="float" office:value="35.85">
                <text:p>35.85</text:p>
              </table:table-cell>
            </table:table-row>
            <table:table-row>
              <table:table-cell office:value-type="string">
                <text:p>2017-02-26T18:42:35+0100</text:p>
              </table:table-cell>
              <table:table-cell office:value-type="float" office:value="33.35">
                <text:p>33.35</text:p>
              </table:table-cell>
            </table:table-row>
            <table:table-row>
              <table:table-cell office:value-type="string">
                <text:p>2017-02-26T18:47:40+0100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2017-02-26T18:52:40+0100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2017-02-26T18:57:45+010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2017-02-26T19:02:45+0100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2017-02-26T19:07:45+0100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2017-02-26T19:12:50+0100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2017-02-26T19:17:50+0100</text:p>
              </table:table-cell>
              <table:table-cell office:value-type="float" office:value="42.83">
                <text:p>42.83</text:p>
              </table:table-cell>
            </table:table-row>
            <table:table-row>
              <table:table-cell office:value-type="string">
                <text:p>2017-02-26T19:22:55+0100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2017-02-26T19:27:55+0100</text:p>
              </table:table-cell>
              <table:table-cell office:value-type="float" office:value="47.58">
                <text:p>47.58</text:p>
              </table:table-cell>
            </table:table-row>
            <table:table-row>
              <table:table-cell office:value-type="string">
                <text:p>2017-02-26T19:32:55+0100</text:p>
              </table:table-cell>
              <table:table-cell office:value-type="float" office:value="32.64">
                <text:p>32.64</text:p>
              </table:table-cell>
            </table:table-row>
            <table:table-row>
              <table:table-cell office:value-type="string">
                <text:p>2017-02-26T19:37:55+0100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2017-02-26T19:43:00+0100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2017-02-26T19:48:00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19:53:05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19:58:05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03:05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08:10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13:10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18:10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23:15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28:15+0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26T20:33:15+0100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2017-02-26T20:38:20+010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017-02-26T20:43:20+01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2017-02-26T20:48:20+01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017-02-26T20:53:20+0100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017-02-26T20:58:20+0100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017-02-26T21:03:25+0100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2017-02-26T21:08:25+0100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2017-02-26T21:13:25+0100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2017-02-26T21:18:25+0100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2017-02-26T21:23:25+0100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2017-02-26T21:28:25+0100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2017-02-26T21:33:25+0100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string">
                <text:p>2017-02-26T21:38:25+0100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string">
                <text:p>2017-02-26T21:43:25+0100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2017-02-26T21:48:25+0100</text:p>
              </table:table-cell>
              <table:table-cell office:value-type="float" office:value="36.18">
                <text:p>36.18</text:p>
              </table:table-cell>
            </table:table-row>
            <table:table-row>
              <table:table-cell office:value-type="string">
                <text:p>2017-02-26T21:53:25+0100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2017-02-26T21:58:25+0100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2017-02-26T22:03:25+010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017-02-26T22:08:25+0100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2017-02-26T22:13:25+0100</text:p>
              </table:table-cell>
              <table:table-cell office:value-type="float" office:value="19.09">
                <text:p>19.09</text:p>
              </table:table-cell>
            </table:table-row>
            <table:table-row>
              <table:table-cell office:value-type="string">
                <text:p>2017-02-26T22:18:25+0100</text:p>
              </table:table-cell>
              <table:table-cell office:value-type="float" office:value="26.58">
                <text:p>26.58</text:p>
              </table:table-cell>
            </table:table-row>
            <table:table-row>
              <table:table-cell office:value-type="string">
                <text:p>2017-02-26T22:23:25+0100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017-02-26T22:28:25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6T22:33:25+0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7-02-26T22:38:25+0100</text:p>
              </table:table-cell>
              <table:table-cell office:value-type="float" office:value="69.62">
                <text:p>69.62</text:p>
              </table:table-cell>
            </table:table-row>
            <table:table-row>
              <table:table-cell office:value-type="string">
                <text:p>2017-02-26T22:43:25+0100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2017-02-26T22:48:25+0100</text:p>
              </table:table-cell>
              <table:table-cell office:value-type="float" office:value="48.64">
                <text:p>48.64</text:p>
              </table:table-cell>
            </table:table-row>
            <table:table-row>
              <table:table-cell office:value-type="string">
                <text:p>2017-02-26T22:53:30+0100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string">
                <text:p>2017-02-26T22:58:30+0100</text:p>
              </table:table-cell>
              <table:table-cell office:value-type="float" office:value="50.22">
                <text:p>50.22</text:p>
              </table:table-cell>
            </table:table-row>
            <table:table-row>
              <table:table-cell office:value-type="string">
                <text:p>2017-02-26T23:03:30+0100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string">
                <text:p>2017-02-26T23:08:30+0100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2017-02-26T23:13:30+0100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2017-02-26T23:18:30+0100</text:p>
              </table:table-cell>
              <table:table-cell office:value-type="float" office:value="34.47">
                <text:p>34.47</text:p>
              </table:table-cell>
            </table:table-row>
            <table:table-row>
              <table:table-cell office:value-type="string">
                <text:p>2017-02-26T23:23:30+0100</text:p>
              </table:table-cell>
              <table:table-cell office:value-type="float" office:value="38.56">
                <text:p>38.56</text:p>
              </table:table-cell>
            </table:table-row>
            <table:table-row>
              <table:table-cell office:value-type="string">
                <text:p>2017-02-26T23:28:30+0100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string">
                <text:p>2017-02-26T23:33:30+0100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2017-02-26T23:38:30+0100</text:p>
              </table:table-cell>
              <table:table-cell office:value-type="float" office:value="39.64">
                <text:p>39.64</text:p>
              </table:table-cell>
            </table:table-row>
            <table:table-row>
              <table:table-cell office:value-type="string">
                <text:p>2017-02-26T23:43:30+0100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2017-02-26T23:48:30+0100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017-02-26T23:53:30+0100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2017-02-26T23:58:30+0100</text:p>
              </table:table-cell>
              <table:table-cell office:value-type="float" office:value="45.08">
                <text:p>45.08</text:p>
              </table:table-cell>
            </table:table-row>
            <table:table-row>
              <table:table-cell office:value-type="string">
                <text:p>2017-02-27T00:03:30+0100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2017-02-27T00:08:30+0100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string">
                <text:p>2017-02-27T00:13:35+0100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2017-02-27T00:18:35+0100</text:p>
              </table:table-cell>
              <table:table-cell office:value-type="float" office:value="43.17">
                <text:p>43.17</text:p>
              </table:table-cell>
            </table:table-row>
            <table:table-row>
              <table:table-cell office:value-type="string">
                <text:p>2017-02-27T00:23:35+0100</text:p>
              </table:table-cell>
              <table:table-cell office:value-type="float" office:value="38.97">
                <text:p>38.97</text:p>
              </table:table-cell>
            </table:table-row>
            <table:table-row>
              <table:table-cell office:value-type="string">
                <text:p>2017-02-27T00:28:35+0100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string">
                <text:p>2017-02-27T00:33:35+0100</text:p>
              </table:table-cell>
              <table:table-cell office:value-type="float" office:value="45.71">
                <text:p>45.71</text:p>
              </table:table-cell>
            </table:table-row>
            <table:table-row>
              <table:table-cell office:value-type="string">
                <text:p>2017-02-27T00:38:36+0100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>
                <text:p>2017-02-27T00:43:40+0100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2017-02-27T00:48:40+0100</text:p>
              </table:table-cell>
              <table:table-cell office:value-type="float" office:value="48.34">
                <text:p>48.34</text:p>
              </table:table-cell>
            </table:table-row>
            <table:table-row>
              <table:table-cell office:value-type="string">
                <text:p>2017-02-27T00:53:45+0100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2017-02-27T00:58:45+0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2-27T01:03:45+0100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2017-02-27T01:08:45+0100</text:p>
              </table:table-cell>
              <table:table-cell office:value-type="float" office:value="36.96">
                <text:p>36.96</text:p>
              </table:table-cell>
            </table:table-row>
            <table:table-row>
              <table:table-cell office:value-type="string">
                <text:p>2017-02-27T01:13:45+0100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2017-02-27T01:18:45+0100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2017-02-27T01:23:45+0100</text:p>
              </table:table-cell>
              <table:table-cell office:value-type="float" office:value="38.23">
                <text:p>38.23</text:p>
              </table:table-cell>
            </table:table-row>
            <table:table-row>
              <table:table-cell office:value-type="string">
                <text:p>2017-02-27T01:28:45+0100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2017-02-27T01:33:45+0100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2017-02-27T01:38:45+0100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2017-02-27T01:43:45+010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2017-02-27T01:48:45+0100</text:p>
              </table:table-cell>
              <table:table-cell office:value-type="float" office:value="44.93">
                <text:p>44.93</text:p>
              </table:table-cell>
            </table:table-row>
            <table:table-row>
              <table:table-cell office:value-type="string">
                <text:p>2017-02-27T01:53:45+0100</text:p>
              </table:table-cell>
              <table:table-cell office:value-type="float" office:value="26.12">
                <text:p>26.12</text:p>
              </table:table-cell>
            </table:table-row>
            <table:table-row>
              <table:table-cell office:value-type="string">
                <text:p>2017-02-27T01:58:45+0100</text:p>
              </table:table-cell>
              <table:table-cell office:value-type="float" office:value="40.99">
                <text:p>40.99</text:p>
              </table:table-cell>
            </table:table-row>
            <table:table-row>
              <table:table-cell office:value-type="string">
                <text:p>2017-02-27T02:03:50+01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017-02-27T02:08:50+0100</text:p>
              </table:table-cell>
              <table:table-cell office:value-type="float" office:value="37.54">
                <text:p>37.54</text:p>
              </table:table-cell>
            </table:table-row>
            <table:table-row>
              <table:table-cell office:value-type="string">
                <text:p>2017-02-27T02:13:50+01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2017-02-27T02:18:55+0100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2017-02-27T02:23:55+0100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string">
                <text:p>2017-02-27T02:28:55+0100</text:p>
              </table:table-cell>
              <table:table-cell office:value-type="float" office:value="36.73">
                <text:p>36.73</text:p>
              </table:table-cell>
            </table:table-row>
            <table:table-row>
              <table:table-cell office:value-type="string">
                <text:p>2017-02-27T02:33:55+0100</text:p>
              </table:table-cell>
              <table:table-cell office:value-type="float" office:value="37.63">
                <text:p>37.63</text:p>
              </table:table-cell>
            </table:table-row>
            <table:table-row>
              <table:table-cell office:value-type="string">
                <text:p>2017-02-27T02:38:55+0100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017-02-27T02:43:55+0100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2017-02-27T02:48:55+010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2017-02-27T02:53:55+0100</text:p>
              </table:table-cell>
              <table:table-cell office:value-type="float" office:value="40.77">
                <text:p>40.77</text:p>
              </table:table-cell>
            </table:table-row>
            <table:table-row>
              <table:table-cell office:value-type="string">
                <text:p>2017-02-27T02:59:00+0100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2017-02-27T03:04:00+0100</text:p>
              </table:table-cell>
              <table:table-cell office:value-type="float" office:value="38.28">
                <text:p>38.28</text:p>
              </table:table-cell>
            </table:table-row>
            <table:table-row>
              <table:table-cell office:value-type="string">
                <text:p>2017-02-27T03:09:00+0100</text:p>
              </table:table-cell>
              <table:table-cell office:value-type="float" office:value="39.17">
                <text:p>39.17</text:p>
              </table:table-cell>
            </table:table-row>
            <table:table-row>
              <table:table-cell office:value-type="string">
                <text:p>2017-02-27T03:14:05+0100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2017-02-27T03:19:05+0100</text:p>
              </table:table-cell>
              <table:table-cell office:value-type="float" office:value="31.63">
                <text:p>31.63</text:p>
              </table:table-cell>
            </table:table-row>
            <table:table-row>
              <table:table-cell office:value-type="string">
                <text:p>2017-02-27T03:24:05+010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2017-02-27T03:29:10+0100</text:p>
              </table:table-cell>
              <table:table-cell office:value-type="float" office:value="31.95">
                <text:p>31.95</text:p>
              </table:table-cell>
            </table:table-row>
            <table:table-row>
              <table:table-cell office:value-type="string">
                <text:p>2017-02-27T03:34:10+0100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017-02-27T03:39:10+0100</text:p>
              </table:table-cell>
              <table:table-cell office:value-type="float" office:value="32.86">
                <text:p>32.86</text:p>
              </table:table-cell>
            </table:table-row>
            <table:table-row>
              <table:table-cell office:value-type="string">
                <text:p>2017-02-27T03:44:15+0100</text:p>
              </table:table-cell>
              <table:table-cell office:value-type="float" office:value="38.61">
                <text:p>38.61</text:p>
              </table:table-cell>
            </table:table-row>
            <table:table-row>
              <table:table-cell office:value-type="string">
                <text:p>2017-02-27T03:49:15+0100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17-02-27T03:54:15+0100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2017-02-27T03:59:20+0100</text:p>
              </table:table-cell>
              <table:table-cell office:value-type="float" office:value="33.47">
                <text:p>33.47</text:p>
              </table:table-cell>
            </table:table-row>
            <table:table-row>
              <table:table-cell office:value-type="string">
                <text:p>2017-02-27T04:04:20+0100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string">
                <text:p>2017-02-27T04:09:25+0100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2017-02-27T04:14:25+0100</text:p>
              </table:table-cell>
              <table:table-cell office:value-type="float" office:value="31.14">
                <text:p>31.14</text:p>
              </table:table-cell>
            </table:table-row>
            <table:table-row>
              <table:table-cell office:value-type="string">
                <text:p>2017-02-27T04:19:25+0100</text:p>
              </table:table-cell>
              <table:table-cell office:value-type="float" office:value="36.38">
                <text:p>36.38</text:p>
              </table:table-cell>
            </table:table-row>
            <table:table-row>
              <table:table-cell office:value-type="string">
                <text:p>2017-02-27T04:24:30+0100</text:p>
              </table:table-cell>
              <table:table-cell office:value-type="float" office:value="37.46">
                <text:p>37.46</text:p>
              </table:table-cell>
            </table:table-row>
            <table:table-row>
              <table:table-cell office:value-type="string">
                <text:p>2017-02-27T04:29:30+0100</text:p>
              </table:table-cell>
              <table:table-cell office:value-type="float" office:value="39.38">
                <text:p>39.38</text:p>
              </table:table-cell>
            </table:table-row>
            <table:table-row>
              <table:table-cell office:value-type="string">
                <text:p>2017-02-27T04:34:30+0100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2017-02-27T04:39:30+010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017-02-27T04:44:30+0100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2017-02-27T04:49:30+0100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2017-02-27T04:54:30+0100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2017-02-27T04:59:30+010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017-02-27T05:04:30+0100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017-02-27T05:09:30+0100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2017-02-27T05:14:30+010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2017-02-27T05:19:30+0100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>
                <text:p>2017-02-27T05:24:30+0100</text:p>
              </table:table-cell>
              <table:table-cell office:value-type="float" office:value="46.63">
                <text:p>46.63</text:p>
              </table:table-cell>
            </table:table-row>
            <table:table-row>
              <table:table-cell office:value-type="string">
                <text:p>2017-02-27T05:29:30+0100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017-02-27T05:34:35+0100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2017-02-27T05:39:35+0100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2017-02-27T05:44:35+010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maximum="19.7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100" chart:interval-major="10" chart:interval-minor-divisor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257cm" svg:height="13.728cm" xlink:href=".." xlink:type="simple" chart:class="chart:line" chart:style-name="ch1">
        <chart:title svg:x="13.777cm" svg:y="0.41cm" chart:style-name="ch2">
          <text:p>Step-up</text:p>
        </chart:title>
        <chart:subtitle svg:x="11.7cm" svg:y="1.489cm" chart:style-name="ch3">
          <text:p>Kp=211.76, Ki=12.10, Kd=926.45</text:p>
        </chart:subtitle>
        <chart:legend chart:legend-position="top" svg:x="11.895cm" svg:y="2.383cm" style:legend-expansion="wide" chart:style-name="ch4"/>
        <chart:plot-area chart:style-name="ch5" table:cell-range-address="StepUp.B1:StepUp.B45 StepUp.F1:StepUp.G45" chart:data-source-has-labels="row" svg:x="0.585cm" svg:y="3.255cm" svg:width="28.087cm" svg:height="10.199cm">
          <chartooo:coordinate-region svg:x="1.683cm" svg:y="3.454cm" svg:width="26.181cm" svg:height="9.35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StepUp.B1:StepUp.B45" chart:label-cell-address="actual" chart:class="chart:line">
            <chart:data-point chart:repeated="45"/>
          </chart:series>
          <chart:series chart:attached-axis="secondary-y" chart:style-name="ch11" chart:values-cell-range-address="StepUp.F1:StepUp.F45" chart:label-cell-address="duty" chart:class="chart:line">
            <chart:data-point chart:repeated="45"/>
          </chart:series>
          <chart:series chart:attached-axis="primary-y" chart:style-name="ch12" chart:values-cell-range-address="StepUp.G1:StepUp.G45" chart:label-cell-address="set" chart:class="chart:line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001">
                <text:p>18.001</text:p>
                <draw:g>
                  <svg:desc>StepUp.B1:StepUp.B45</svg:desc>
                </draw:g>
              </table:table-cell>
              <table:table-cell office:value-type="float" office:value="19.09">
                <text:p>19.09</text:p>
                <draw:g>
                  <svg:desc>StepUp.F1:StepUp.F45</svg:desc>
                </draw:g>
              </table:table-cell>
              <table:table-cell office:value-type="float" office:value="18">
                <text:p>18</text:p>
                <draw:g>
                  <svg:desc>StepUp.G1:StepUp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987">
                <text:p>17.987</text:p>
              </table:table-cell>
              <table:table-cell office:value-type="float" office:value="26.58">
                <text:p>26.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985">
                <text:p>17.985</text:p>
              </table:table-cell>
              <table:table-cell office:value-type="float" office:value="21.9">
                <text:p>21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29">
                <text:p>18.12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579">
                <text:p>18.57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55">
                <text:p>18.955</text:p>
              </table:table-cell>
              <table:table-cell office:value-type="float" office:value="69.62">
                <text:p>69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43">
                <text:p>19.143</text:p>
              </table:table-cell>
              <table:table-cell office:value-type="float" office:value="78.69">
                <text:p>78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231">
                <text:p>19.231</text:p>
              </table:table-cell>
              <table:table-cell office:value-type="float" office:value="48.64">
                <text:p>48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222">
                <text:p>19.222</text:p>
              </table:table-cell>
              <table:table-cell office:value-type="float" office:value="44.05">
                <text:p>44.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184">
                <text:p>19.184</text:p>
              </table:table-cell>
              <table:table-cell office:value-type="float" office:value="50.22">
                <text:p>50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18">
                <text:p>19.118</text:p>
              </table:table-cell>
              <table:table-cell office:value-type="float" office:value="51.87">
                <text:p>51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118">
                <text:p>19.118</text:p>
              </table:table-cell>
              <table:table-cell office:value-type="float" office:value="45.86">
                <text:p>45.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087">
                <text:p>19.087</text:p>
              </table:table-cell>
              <table:table-cell office:value-type="float" office:value="46.72">
                <text:p>46.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085">
                <text:p>19.085</text:p>
              </table:table-cell>
              <table:table-cell office:value-type="float" office:value="34.47">
                <text:p>34.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4">
                <text:p>19.04</text:p>
              </table:table-cell>
              <table:table-cell office:value-type="float" office:value="38.56">
                <text:p>38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019">
                <text:p>19.019</text:p>
              </table:table-cell>
              <table:table-cell office:value-type="float" office:value="53.62">
                <text:p>53.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016">
                <text:p>19.016</text:p>
              </table:table-cell>
              <table:table-cell office:value-type="float" office:value="40.88">
                <text:p>40.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039">
                <text:p>19.039</text:p>
              </table:table-cell>
              <table:table-cell office:value-type="float" office:value="39.64">
                <text:p>39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04">
                <text:p>19.04</text:p>
              </table:table-cell>
              <table:table-cell office:value-type="float" office:value="31.4">
                <text:p>31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08">
                <text:p>19.008</text:p>
              </table:table-cell>
              <table:table-cell office:value-type="float" office:value="55.2">
                <text:p>55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013">
                <text:p>19.013</text:p>
              </table:table-cell>
              <table:table-cell office:value-type="float" office:value="29.84">
                <text:p>29.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004">
                <text:p>19.004</text:p>
              </table:table-cell>
              <table:table-cell office:value-type="float" office:value="45.08">
                <text:p>45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008">
                <text:p>19.008</text:p>
              </table:table-cell>
              <table:table-cell office:value-type="float" office:value="36.82">
                <text:p>36.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987">
                <text:p>18.987</text:p>
              </table:table-cell>
              <table:table-cell office:value-type="float" office:value="54.24">
                <text:p>54.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024">
                <text:p>19.024</text:p>
              </table:table-cell>
              <table:table-cell office:value-type="float" office:value="30.46">
                <text:p>30.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008">
                <text:p>19.008</text:p>
              </table:table-cell>
              <table:table-cell office:value-type="float" office:value="43.17">
                <text:p>43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995">
                <text:p>18.995</text:p>
              </table:table-cell>
              <table:table-cell office:value-type="float" office:value="38.97">
                <text:p>38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09">
                <text:p>19.009</text:p>
              </table:table-cell>
              <table:table-cell office:value-type="float" office:value="32.56">
                <text:p>32.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45.71">
                <text:p>45.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025">
                <text:p>19.025</text:p>
              </table:table-cell>
              <table:table-cell office:value-type="float" office:value="33.31">
                <text:p>33.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023">
                <text:p>19.023</text:p>
              </table:table-cell>
              <table:table-cell office:value-type="float" office:value="39.15">
                <text:p>39.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99">
                <text:p>18.999</text:p>
              </table:table-cell>
              <table:table-cell office:value-type="float" office:value="48.34">
                <text:p>48.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021">
                <text:p>19.021</text:p>
              </table:table-cell>
              <table:table-cell office:value-type="float" office:value="24.74">
                <text:p>24.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012">
                <text:p>19.012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043">
                <text:p>19.043</text:p>
              </table:table-cell>
              <table:table-cell office:value-type="float" office:value="28.87">
                <text:p>28.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992">
                <text:p>18.992</text:p>
              </table:table-cell>
              <table:table-cell office:value-type="float" office:value="36.96">
                <text:p>3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999">
                <text:p>18.999</text:p>
              </table:table-cell>
              <table:table-cell office:value-type="float" office:value="30.69">
                <text:p>30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992">
                <text:p>18.992</text:p>
              </table:table-cell>
              <table:table-cell office:value-type="float" office:value="43.27">
                <text:p>43.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79">
                <text:p>18.979</text:p>
              </table:table-cell>
              <table:table-cell office:value-type="float" office:value="38.23">
                <text:p>38.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018">
                <text:p>19.018</text:p>
              </table:table-cell>
              <table:table-cell office:value-type="float" office:value="21.22">
                <text:p>21.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972">
                <text:p>18.972</text:p>
              </table:table-cell>
              <table:table-cell office:value-type="float" office:value="45.17">
                <text:p>45.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019">
                <text:p>19.019</text:p>
              </table:table-cell>
              <table:table-cell office:value-type="float" office:value="25.69">
                <text:p>25.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04">
                <text:p>19.004</text:p>
              </table:table-cell>
              <table:table-cell office:value-type="float" office:value="46.51">
                <text:p>46.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97">
                <text:p>18.97</text:p>
              </table:table-cell>
              <table:table-cell office:value-type="float" office:value="44.93">
                <text:p>44.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989">
                <text:p>18.989</text:p>
              </table:table-cell>
              <table:table-cell office:value-type="float" office:value="26.12">
                <text:p>26.1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7.75" chart:maximum="19.25" chart:interval-major="0.2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50" chart:interval-major="10" chart:interval-minor-divisor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05cm" svg:height="13.578cm" xlink:href=".." xlink:type="simple" chart:class="chart:line" chart:style-name="ch1">
        <chart:title svg:x="13.424cm" svg:y="0.407cm" chart:style-name="ch2">
          <text:p>Step-down</text:p>
        </chart:title>
        <chart:subtitle svg:x="11.624cm" svg:y="1.483cm" chart:style-name="ch3">
          <text:p>Kp=211.76, Ki=12.10, Kd=926.45</text:p>
        </chart:subtitle>
        <chart:legend chart:legend-position="top" svg:x="11.819cm" svg:y="2.377cm" style:legend-expansion="wide" chart:style-name="ch4"/>
        <chart:plot-area chart:style-name="ch5" table:cell-range-address="StepDown.B1:StepDown.B28 StepDown.F1:StepDown.G28" chart:data-source-has-labels="row" svg:x="0.582cm" svg:y="3.246cm" svg:width="27.941cm" svg:height="10.061cm">
          <chartooo:coordinate-region svg:x="1.68cm" svg:y="3.445cm" svg:width="26.221cm" svg:height="9.215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StepDown.B1:StepDown.B28" chart:label-cell-address="actual" chart:class="chart:line">
            <chart:data-point chart:repeated="28"/>
          </chart:series>
          <chart:series chart:attached-axis="secondary-y" chart:style-name="ch11" chart:values-cell-range-address="StepDown.F1:StepDown.F28" chart:label-cell-address="duty" chart:class="chart:line">
            <chart:data-point chart:repeated="28"/>
          </chart:series>
          <chart:series chart:attached-axis="primary-y" chart:style-name="ch12" chart:values-cell-range-address="StepDown.G1:StepDown.G28" chart:label-cell-address="set" chart:class="chart:line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duty</text:p>
              </table:table-cell>
              <table:table-cell office:value-type="string">
                <text:p>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98">
                <text:p>18.98</text:p>
                <draw:g>
                  <svg:desc>StepDown.B1:StepDown.B28</svg:desc>
                </draw:g>
              </table:table-cell>
              <table:table-cell office:value-type="float" office:value="47.58">
                <text:p>47.58</text:p>
                <draw:g>
                  <svg:desc>StepDown.F1:StepDown.F28</svg:desc>
                </draw:g>
              </table:table-cell>
              <table:table-cell office:value-type="float" office:value="19">
                <text:p>19</text:p>
                <draw:g>
                  <svg:desc>StepDown.G1:StepDown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07">
                <text:p>19.007</text:p>
              </table:table-cell>
              <table:table-cell office:value-type="float" office:value="32.64">
                <text:p>32.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13">
                <text:p>19.013</text:p>
              </table:table-cell>
              <table:table-cell office:value-type="float" office:value="36.89">
                <text:p>36.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012">
                <text:p>19.012</text:p>
              </table:table-cell>
              <table:table-cell office:value-type="float" office:value="32.12">
                <text:p>32.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976">
                <text:p>18.97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824">
                <text:p>18.82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678">
                <text:p>18.67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544">
                <text:p>18.54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421">
                <text:p>18.42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49">
                <text:p>18.3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49">
                <text:p>18.24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74">
                <text:p>18.17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109">
                <text:p>18.10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044">
                <text:p>18.044</text:p>
              </table:table-cell>
              <table:table-cell office:value-type="float" office:value="4.66">
                <text:p>4.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85">
                <text:p>17.985</text:p>
              </table:table-cell>
              <table:table-cell office:value-type="float" office:value="12.18">
                <text:p>12.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978">
                <text:p>17.978</text:p>
              </table:table-cell>
              <table:table-cell office:value-type="float" office:value="14.21">
                <text:p>14.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017">
                <text:p>18.017</text:p>
              </table:table-cell>
              <table:table-cell office:value-type="float" office:value="3.96">
                <text:p>3.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995">
                <text:p>17.995</text:p>
              </table:table-cell>
              <table:table-cell office:value-type="float" office:value="12.03">
                <text:p>12.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983">
                <text:p>17.983</text:p>
              </table:table-cell>
              <table:table-cell office:value-type="float" office:value="8.04">
                <text:p>8.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52">
                <text:p>17.952</text:p>
              </table:table-cell>
              <table:table-cell office:value-type="float" office:value="19.22">
                <text:p>19.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965">
                <text:p>17.965</text:p>
              </table:table-cell>
              <table:table-cell office:value-type="float" office:value="10.42">
                <text:p>10.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961">
                <text:p>17.961</text:p>
              </table:table-cell>
              <table:table-cell office:value-type="float" office:value="18.93">
                <text:p>18.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68">
                <text:p>17.968</text:p>
              </table:table-cell>
              <table:table-cell office:value-type="float" office:value="27.82">
                <text:p>27.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03">
                <text:p>18.003</text:p>
              </table:table-cell>
              <table:table-cell office:value-type="float" office:value="14.11">
                <text:p>14.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98">
                <text:p>17.98</text:p>
              </table:table-cell>
              <table:table-cell office:value-type="float" office:value="18.35">
                <text:p>18.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982">
                <text:p>17.982</text:p>
              </table:table-cell>
              <table:table-cell office:value-type="float" office:value="14.41">
                <text:p>14.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84">
                <text:p>17.984</text:p>
              </table:table-cell>
              <table:table-cell office:value-type="float" office:value="18.82">
                <text:p>18.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979">
                <text:p>17.979</text:p>
              </table:table-cell>
              <table:table-cell office:value-type="float" office:value="21.79">
                <text:p>21.7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